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fo:font-weight="normal" officeooo:rsid="0066212c" officeooo:paragraph-rsid="0066212c" style:font-weight-asian="normal" style:font-name-complex="Tajawal ExtraLight" style:font-weight-complex="normal"/>
    </style:style>
    <style:style style:name="P43" style:family="paragraph" style:parent-style-name="Standard">
      <style:paragraph-properties fo:text-align="end" style:justify-single-word="false"/>
      <style:text-properties fo:font-weight="bold" officeooo:rsid="0066212c" officeooo:paragraph-rsid="0066212c" style:font-weight-asian="bold" style:font-name-complex="Tajawal ExtraLight" style:font-weight-complex="bold"/>
    </style:style>
    <style:style style:name="P44" style:family="paragraph" style:parent-style-name="Standard">
      <style:paragraph-properties fo:text-align="end" style:justify-single-word="false"/>
      <style:text-properties fo:font-weight="bold" officeooo:rsid="00672b46" officeooo:paragraph-rsid="00672b46" style:font-weight-asian="bold" style:font-name-complex="Tajawal ExtraLight" style:font-weight-complex="bold"/>
    </style:style>
    <style:style style:name="P45" style:family="paragraph" style:parent-style-name="Standard">
      <style:paragraph-properties fo:text-align="end" style:justify-single-word="false"/>
      <style:text-properties fo:font-weight="normal" officeooo:rsid="006c2abc" officeooo:paragraph-rsid="006c2abc" style:font-weight-asian="normal" style:font-name-complex="Tajawal ExtraLight" style:font-weight-complex="normal"/>
    </style:style>
    <style:style style:name="P46" style:family="paragraph" style:parent-style-name="Standard">
      <style:paragraph-properties fo:text-align="end" style:justify-single-word="false"/>
      <style:text-properties fo:font-weight="bold" officeooo:rsid="006c2abc" officeooo:paragraph-rsid="006c2abc" style:font-weight-asian="bold" style:font-name-complex="Tajawal ExtraLight" style:font-weight-complex="bold"/>
    </style:style>
    <style:style style:name="P47" style:family="paragraph" style:parent-style-name="Standard">
      <style:paragraph-properties fo:text-align="end" style:justify-single-word="false"/>
      <style:text-properties fo:font-weight="normal" officeooo:rsid="006e678b" officeooo:paragraph-rsid="006e678b" style:font-weight-asian="normal" style:font-name-complex="Tajawal ExtraLight" style:font-weight-complex="normal"/>
    </style:style>
    <style:style style:name="P48" style:family="paragraph" style:parent-style-name="Standard">
      <style:paragraph-properties fo:text-align="end" style:justify-single-word="false"/>
      <style:text-properties fo:font-weight="bold" officeooo:rsid="006e678b" officeooo:paragraph-rsid="006e678b" style:font-weight-asian="bold" style:font-name-complex="Tajawal ExtraLight" style:font-weight-complex="bold"/>
    </style:style>
    <style:style style:name="P49" style:family="paragraph" style:parent-style-name="Standard">
      <style:paragraph-properties fo:text-align="end" style:justify-single-word="false"/>
      <style:text-properties fo:font-weight="normal" officeooo:rsid="006fa718" officeooo:paragraph-rsid="006fa718" style:font-weight-asian="normal" style:font-name-complex="Tajawal ExtraLight" style:font-weight-complex="normal"/>
    </style:style>
    <style:style style:name="P50" style:family="paragraph" style:parent-style-name="Standard">
      <style:paragraph-properties fo:text-align="end" style:justify-single-word="false"/>
      <style:text-properties fo:font-weight="bold" officeooo:rsid="006fa718" officeooo:paragraph-rsid="006fa718" style:font-weight-asian="bold" style:font-name-complex="Tajawal ExtraLight" style:font-weight-complex="bold"/>
    </style:style>
    <style:style style:name="P51" style:family="paragraph" style:parent-style-name="Standard">
      <style:paragraph-properties fo:text-align="end" style:justify-single-word="false"/>
      <style:text-properties fo:font-weight="bold" officeooo:rsid="00787131" officeooo:paragraph-rsid="006fa718" style:font-weight-asian="bold" style:font-name-complex="Tajawal ExtraLight" style:font-weight-complex="bold"/>
    </style:style>
    <style:style style:name="P52" style:family="paragraph" style:parent-style-name="Standard">
      <style:paragraph-properties fo:text-align="end" style:justify-single-word="false"/>
      <style:text-properties fo:font-weight="normal" officeooo:rsid="00787131" officeooo:paragraph-rsid="00787131" style:font-weight-asian="normal" style:font-name-complex="Tajawal ExtraLight" style:font-weight-complex="normal"/>
    </style:style>
    <style:style style:name="P53" style:family="paragraph" style:parent-style-name="Standard">
      <style:paragraph-properties fo:text-align="end" style:justify-single-word="false"/>
      <style:text-properties fo:font-weight="bold" officeooo:rsid="0079f704" officeooo:paragraph-rsid="0079f704" style:font-weight-asian="bold" style:font-name-complex="Tajawal ExtraLight" style:font-weight-complex="bold"/>
    </style:style>
    <style:style style:name="P54" style:family="paragraph" style:parent-style-name="Standard">
      <style:paragraph-properties fo:text-align="end" style:justify-single-word="false"/>
      <style:text-properties fo:font-weight="normal" officeooo:rsid="0079f704" officeooo:paragraph-rsid="0079f704" style:font-weight-asian="normal" style:font-name-complex="Tajawal ExtraLight" style:font-weight-complex="normal"/>
    </style:style>
    <style:style style:name="P55" style:family="paragraph" style:parent-style-name="Standard">
      <style:paragraph-properties fo:text-align="end" style:justify-single-word="false"/>
      <style:text-properties fo:font-weight="normal" officeooo:rsid="007a7d06" officeooo:paragraph-rsid="007a7d06" style:font-weight-asian="normal" style:font-name-complex="Tajawal ExtraLight" style:font-weight-complex="normal"/>
    </style:style>
    <style:style style:name="P56" style:family="paragraph" style:parent-style-name="Standard">
      <style:paragraph-properties fo:text-align="end" style:justify-single-word="false"/>
      <style:text-properties style:font-name-complex="Tajawal ExtraLight"/>
    </style:style>
    <style:style style:name="P57" style:family="paragraph" style:parent-style-name="Standard">
      <style:paragraph-properties fo:text-align="end" style:justify-single-word="false"/>
      <style:text-properties fo:font-weight="bold" style:font-weight-asian="bold" style:font-name-complex="Tajawal ExtraLight" style:font-weight-complex="bold"/>
    </style:style>
    <style:style style:name="P58" style:family="paragraph" style:parent-style-name="Standard">
      <style:paragraph-properties fo:text-align="end" style:justify-single-word="false"/>
      <style:text-properties fo:font-weight="bold" officeooo:paragraph-rsid="00d30938" style:font-weight-asian="bold" style:font-name-complex="Tajawal ExtraLight" style:font-weight-complex="bold"/>
    </style:style>
    <style:style style:name="P59" style:family="paragraph" style:parent-style-name="Standard">
      <style:paragraph-properties fo:text-align="end" style:justify-single-word="false"/>
      <style:text-properties fo:color="#ffbf00" loext:opacity="100%" fo:font-size="20pt" fo:font-weight="bold" officeooo:paragraph-rsid="00cf02b4" style:font-size-asian="20pt" style:font-weight-asian="bold" style:font-name-complex="Tajawal ExtraLight" style:font-size-complex="20pt" style:font-weight-complex="bold"/>
    </style:style>
    <style:style style:name="P60" style:family="paragraph" style:parent-style-name="Standard">
      <style:paragraph-properties fo:text-align="end" style:justify-single-word="false"/>
      <style:text-properties fo:font-weight="bold" officeooo:rsid="007e0322" officeooo:paragraph-rsid="007e0322" style:font-weight-asian="bold" style:font-name-complex="Tajawal ExtraLight" style:font-weight-complex="bold"/>
    </style:style>
    <style:style style:name="P61" style:family="paragraph" style:parent-style-name="Standard">
      <style:paragraph-properties fo:text-align="end" style:justify-single-word="false"/>
      <style:text-properties fo:font-weight="normal" officeooo:rsid="007e0322" officeooo:paragraph-rsid="007e0322" style:font-weight-asian="normal" style:font-name-complex="Tajawal ExtraLight" style:font-weight-complex="normal"/>
    </style:style>
    <style:style style:name="P62" style:family="paragraph" style:parent-style-name="Standard">
      <style:paragraph-properties fo:text-align="end" style:justify-single-word="false"/>
      <style:text-properties fo:font-weight="bold" officeooo:rsid="007be20e" officeooo:paragraph-rsid="007be20e" style:font-weight-asian="bold" style:font-name-complex="Tajawal ExtraLight" style:font-weight-complex="bold"/>
    </style:style>
    <style:style style:name="P63" style:family="paragraph" style:parent-style-name="Standard">
      <style:paragraph-properties fo:text-align="end" style:justify-single-word="false"/>
      <style:text-properties fo:font-weight="normal" officeooo:rsid="007be20e" officeooo:paragraph-rsid="007be20e" style:font-weight-asian="normal" style:font-name-complex="Tajawal ExtraLight" style:font-weight-complex="normal"/>
    </style:style>
    <style:style style:name="P64" style:family="paragraph" style:parent-style-name="Standard">
      <style:paragraph-properties fo:text-align="end" style:justify-single-word="false"/>
      <style:text-properties fo:color="#ffbf00" loext:opacity="100%" fo:font-size="20pt" fo:font-weight="bold" officeooo:paragraph-rsid="00d4c7a4" style:font-size-asian="20pt" style:font-weight-asian="bold" style:font-name-complex="Tajawal ExtraLight" style:font-size-complex="20pt" style:font-weight-complex="bold"/>
    </style:style>
    <style:style style:name="P65" style:family="paragraph" style:parent-style-name="Standard">
      <style:paragraph-properties fo:text-align="end" style:justify-single-word="false"/>
      <style:text-properties fo:color="#ffbf00" loext:opacity="100%" fo:font-size="20pt" fo:font-weight="bold" officeooo:paragraph-rsid="00cc216a" style:font-size-asian="20pt" style:font-weight-asian="bold" style:font-name-complex="Tajawal ExtraLight" style:font-size-complex="20pt" style:font-weight-complex="bold"/>
    </style:style>
    <style:style style:name="P66" style:family="paragraph" style:parent-style-name="Standard">
      <style:paragraph-properties fo:text-align="end" style:justify-single-word="false"/>
      <style:text-properties fo:font-weight="bold" officeooo:rsid="00cafcd6" officeooo:paragraph-rsid="00cafcd6" style:font-weight-asian="bold" style:font-name-complex="Tajawal ExtraLight" style:font-weight-complex="bold"/>
    </style:style>
    <style:style style:name="P67" style:family="paragraph" style:parent-style-name="Standard">
      <style:paragraph-properties fo:text-align="end" style:justify-single-word="false"/>
      <style:text-properties officeooo:rsid="00cafcd6" officeooo:paragraph-rsid="00cafcd6" style:font-name-complex="Tajawal ExtraLight"/>
    </style:style>
    <style:style style:name="P68" style:family="paragraph" style:parent-style-name="Standard">
      <style:paragraph-properties fo:text-align="end" style:justify-single-word="false"/>
      <style:text-properties style:text-underline-style="none" fo:font-weight="bold" officeooo:rsid="009f48d9" officeooo:paragraph-rsid="009f48d9" style:font-weight-asian="bold" style:font-name-complex="Tajawal ExtraLight" style:font-weight-complex="bold"/>
    </style:style>
    <style:style style:name="P69" style:family="paragraph" style:parent-style-name="Standard">
      <style:paragraph-properties fo:text-align="end" style:justify-single-word="false"/>
      <style:text-properties style:text-underline-style="none" fo:font-weight="normal" officeooo:rsid="009f48d9" officeooo:paragraph-rsid="009f48d9" style:font-weight-asian="normal" style:font-name-complex="Tajawal ExtraLight" style:font-weight-complex="normal"/>
    </style:style>
    <style:style style:name="P70" style:family="paragraph" style:parent-style-name="Standard">
      <style:paragraph-properties fo:text-align="end" style:justify-single-word="false"/>
      <style:text-properties style:text-underline-style="none" fo:font-weight="bold" officeooo:rsid="00a00fd9" officeooo:paragraph-rsid="00a00fd9" style:font-weight-asian="bold" style:font-name-complex="Tajawal ExtraLight" style:font-weight-complex="bold"/>
    </style:style>
    <style:style style:name="P71" style:family="paragraph" style:parent-style-name="Standard">
      <style:paragraph-properties fo:text-align="end" style:justify-single-word="false"/>
      <style:text-properties style:text-underline-style="none" fo:font-weight="normal" officeooo:rsid="00a00fd9" officeooo:paragraph-rsid="00a00fd9" style:font-weight-asian="normal" style:font-name-complex="Tajawal ExtraLight" style:font-weight-complex="normal"/>
    </style:style>
    <style:style style:name="P72" style:family="paragraph" style:parent-style-name="Standard">
      <style:paragraph-properties fo:text-align="end" style:justify-single-word="false"/>
      <style:text-properties style:text-underline-style="none" fo:font-weight="bold" officeooo:rsid="00a1275e" officeooo:paragraph-rsid="00a1275e" style:font-weight-asian="bold" style:font-name-complex="Tajawal ExtraLight" style:font-weight-complex="bold"/>
    </style:style>
    <style:style style:name="P73" style:family="paragraph" style:parent-style-name="Standard">
      <style:paragraph-properties fo:text-align="end" style:justify-single-word="false"/>
      <style:text-properties style:text-underline-style="none" fo:font-weight="normal" officeooo:rsid="00a1275e" officeooo:paragraph-rsid="00a1275e" style:font-weight-asian="normal" style:font-name-complex="Tajawal ExtraLight" style:font-weight-complex="normal"/>
    </style:style>
    <style:style style:name="P74" style:family="paragraph" style:parent-style-name="Standard">
      <style:paragraph-properties fo:text-align="end" style:justify-single-word="false"/>
      <style:text-properties style:text-underline-style="none" fo:font-weight="bold" officeooo:rsid="00a19801" officeooo:paragraph-rsid="00a19801" style:font-weight-asian="bold" style:font-name-complex="Tajawal ExtraLight" style:font-weight-complex="bold"/>
    </style:style>
    <style:style style:name="P75" style:family="paragraph" style:parent-style-name="Standard">
      <style:paragraph-properties fo:text-align="end" style:justify-single-word="false"/>
      <style:text-properties style:text-underline-style="none" fo:font-weight="normal" officeooo:rsid="00a19801" officeooo:paragraph-rsid="00a19801" style:font-weight-asian="normal" style:font-name-complex="Tajawal ExtraLight" style:font-weight-complex="normal"/>
    </style:style>
    <style:style style:name="P76" style:family="paragraph" style:parent-style-name="Standard">
      <style:paragraph-properties fo:text-align="end" style:justify-single-word="false"/>
      <style:text-properties style:text-underline-style="none" fo:font-weight="normal" officeooo:rsid="00a47c7d" officeooo:paragraph-rsid="00a47c7d" style:font-weight-asian="normal" style:font-name-complex="Tajawal ExtraLight" style:font-weight-complex="normal"/>
    </style:style>
    <style:style style:name="P77" style:family="paragraph" style:parent-style-name="Standard">
      <style:paragraph-properties fo:text-align="end" style:justify-single-word="false"/>
      <style:text-properties style:text-underline-style="none" fo:font-weight="bold" officeooo:rsid="00a47c7d" officeooo:paragraph-rsid="00a47c7d" style:font-weight-asian="bold" style:font-name-complex="Tajawal ExtraLight" style:font-weight-complex="bold"/>
    </style:style>
    <style:style style:name="P78" style:family="paragraph" style:parent-style-name="Standard">
      <style:paragraph-properties fo:text-align="end" style:justify-single-word="false"/>
      <style:text-properties style:text-underline-style="none" fo:font-weight="normal" officeooo:rsid="00a501e0" officeooo:paragraph-rsid="00a501e0" style:font-weight-asian="normal" style:font-name-complex="Tajawal ExtraLight" style:font-weight-complex="normal"/>
    </style:style>
    <style:style style:name="P79" style:family="paragraph" style:parent-style-name="Standard">
      <style:paragraph-properties fo:text-align="end" style:justify-single-word="false"/>
      <style:text-properties style:text-underline-style="none" fo:font-weight="bold" officeooo:rsid="00a501e0" officeooo:paragraph-rsid="00a501e0" style:font-weight-asian="bold" style:font-name-complex="Tajawal ExtraLight" style:font-weight-complex="bold"/>
    </style:style>
    <style:style style:name="P80" style:family="paragraph" style:parent-style-name="Standard">
      <style:paragraph-properties fo:text-align="end" style:justify-single-word="false"/>
      <style:text-properties style:text-underline-style="none" fo:font-weight="bold" officeooo:rsid="00a5b283" officeooo:paragraph-rsid="00a5b283" style:font-weight-asian="bold" style:font-name-complex="Tajawal ExtraLight" style:font-weight-complex="bold"/>
    </style:style>
    <style:style style:name="P81" style:family="paragraph" style:parent-style-name="Standard">
      <style:paragraph-properties fo:text-align="end" style:justify-single-word="false"/>
      <style:text-properties style:text-underline-style="none" fo:font-weight="normal" officeooo:rsid="00a5b283" officeooo:paragraph-rsid="00a5b283" style:font-weight-asian="normal" style:font-name-complex="Tajawal ExtraLight" style:font-weight-complex="normal"/>
    </style:style>
    <style:style style:name="P82" style:family="paragraph" style:parent-style-name="Standard">
      <style:paragraph-properties fo:text-align="end" style:justify-single-word="false"/>
      <style:text-properties style:text-underline-style="none" fo:font-weight="bold" officeooo:rsid="00a68426" officeooo:paragraph-rsid="00a68426" style:font-weight-asian="bold" style:font-name-complex="Tajawal ExtraLight" style:font-weight-complex="bold"/>
    </style:style>
    <style:style style:name="P83" style:family="paragraph" style:parent-style-name="Standard">
      <style:paragraph-properties fo:text-align="end" style:justify-single-word="false"/>
      <style:text-properties style:text-underline-style="none" fo:font-weight="normal" officeooo:rsid="00a68426" officeooo:paragraph-rsid="00a68426" style:font-weight-asian="normal" style:font-name-complex="Tajawal ExtraLight" style:font-weight-complex="normal"/>
    </style:style>
    <style:style style:name="P84" style:family="paragraph" style:parent-style-name="Standard">
      <style:paragraph-properties fo:text-align="end" style:justify-single-word="false"/>
      <style:text-properties style:text-underline-style="none" fo:font-weight="normal" officeooo:rsid="00a80f58" officeooo:paragraph-rsid="00a80f58" style:font-weight-asian="normal" style:font-name-complex="Tajawal ExtraLight" style:font-weight-complex="normal"/>
    </style:style>
    <style:style style:name="P85" style:family="paragraph" style:parent-style-name="Standard">
      <style:paragraph-properties fo:text-align="center" style:justify-single-word="false"/>
      <style:text-properties style:text-underline-style="none" fo:font-weight="normal" officeooo:rsid="00a80f58" officeooo:paragraph-rsid="00a80f58" style:font-weight-asian="normal" style:font-name-complex="Tajawal ExtraLight" style:font-weight-complex="normal"/>
    </style:style>
    <style:style style:name="P86" style:family="paragraph" style:parent-style-name="Standard">
      <style:paragraph-properties fo:text-align="end" style:justify-single-word="false"/>
      <style:text-properties officeooo:rsid="00a80f58" officeooo:paragraph-rsid="00a80f58"/>
    </style:style>
    <style:style style:name="P87" style:family="paragraph" style:parent-style-name="Standard">
      <style:paragraph-properties fo:text-align="end" style:justify-single-word="false"/>
      <style:text-properties officeooo:rsid="00a80f58" officeooo:paragraph-rsid="00a80f58" style:font-name-complex="Tajawal ExtraLight"/>
    </style:style>
    <style:style style:name="P88" style:family="paragraph" style:parent-style-name="Standard">
      <style:paragraph-properties fo:text-align="end" style:justify-single-word="false"/>
      <style:text-properties officeooo:rsid="00a87a3b" officeooo:paragraph-rsid="00a87a3b" style:font-name-complex="Tajawal ExtraLight"/>
    </style:style>
    <style:style style:name="P89" style:family="paragraph" style:parent-style-name="Standard">
      <style:paragraph-properties fo:text-align="end" style:justify-single-word="false"/>
      <style:text-properties fo:font-weight="bold" officeooo:rsid="00a87a3b" officeooo:paragraph-rsid="00a87a3b" style:font-weight-asian="bold" style:font-name-complex="Tajawal ExtraLight" style:font-weight-complex="bold"/>
    </style:style>
    <style:style style:name="P90" style:family="paragraph" style:parent-style-name="Standard">
      <style:paragraph-properties fo:text-align="end" style:justify-single-word="false"/>
      <style:text-properties officeooo:rsid="00aa50e5" officeooo:paragraph-rsid="00aa50e5" style:font-name-complex="Tajawal ExtraLight"/>
    </style:style>
    <style:style style:name="P91" style:family="paragraph" style:parent-style-name="Standard">
      <style:paragraph-properties fo:text-align="end" style:justify-single-word="false"/>
      <style:text-properties fo:font-weight="normal" officeooo:rsid="00aa50e5" officeooo:paragraph-rsid="00aa50e5" style:font-weight-asian="normal" style:font-weight-complex="normal"/>
    </style:style>
    <style:style style:name="P92" style:family="paragraph" style:parent-style-name="Standard">
      <style:paragraph-properties fo:text-align="end" style:justify-single-word="false"/>
      <style:text-properties style:text-underline-style="none" fo:font-weight="bold" officeooo:rsid="00ae523e" officeooo:paragraph-rsid="00ae523e" style:font-weight-asian="bold" style:font-name-complex="Tajawal ExtraLight" style:font-weight-complex="bold"/>
    </style:style>
    <style:style style:name="P93" style:family="paragraph" style:parent-style-name="Standard">
      <style:paragraph-properties fo:text-align="end" style:justify-single-word="false"/>
      <style:text-properties style:text-underline-style="none" fo:font-weight="normal" officeooo:rsid="00ae523e" officeooo:paragraph-rsid="00ae523e" style:font-weight-asian="normal" style:font-name-complex="Tajawal ExtraLight" style:font-weight-complex="normal"/>
    </style:style>
    <style:style style:name="P94" style:family="paragraph" style:parent-style-name="Standard">
      <style:paragraph-properties fo:text-align="end" style:justify-single-word="false"/>
      <style:text-properties style:text-underline-style="none" fo:font-weight="bold" officeooo:rsid="00aea4c7" officeooo:paragraph-rsid="00aea4c7" style:font-weight-asian="bold" style:font-name-complex="Tajawal ExtraLight" style:font-weight-complex="bold"/>
    </style:style>
    <style:style style:name="P95" style:family="paragraph" style:parent-style-name="Standard">
      <style:paragraph-properties fo:text-align="end" style:justify-single-word="false"/>
      <style:text-properties style:text-underline-style="none" fo:font-weight="normal" officeooo:rsid="00aea4c7" officeooo:paragraph-rsid="00aea4c7" style:font-weight-asian="normal" style:font-name-complex="Tajawal ExtraLight" style:font-weight-complex="normal"/>
    </style:style>
    <style:style style:name="P96" style:family="paragraph" style:parent-style-name="Standard">
      <style:paragraph-properties fo:text-align="center" style:justify-single-word="false"/>
      <style:text-properties style:text-underline-style="none" fo:font-weight="normal" officeooo:rsid="00aea4c7" style:font-weight-asian="normal" style:font-name-complex="Tajawal ExtraLight" style:font-weight-complex="normal"/>
    </style:style>
    <style:style style:name="P97" style:family="paragraph" style:parent-style-name="Standard">
      <style:paragraph-properties fo:text-align="center" style:justify-single-word="false"/>
    </style:style>
    <style:style style:name="P98" style:family="paragraph" style:parent-style-name="Standard">
      <style:paragraph-properties fo:text-align="end" style:justify-single-word="false"/>
      <style:text-properties officeooo:rsid="00aea4c7" officeooo:paragraph-rsid="00aea4c7" style:font-name-complex="Tajawal ExtraLight"/>
    </style:style>
    <style:style style:name="P99" style:family="paragraph" style:parent-style-name="Standard">
      <style:paragraph-properties fo:text-align="end" style:justify-single-word="false"/>
      <style:text-properties officeooo:rsid="00af3053" officeooo:paragraph-rsid="00af3053" style:font-name-complex="Tajawal ExtraLight"/>
    </style:style>
    <style:style style:name="P100" style:family="paragraph" style:parent-style-name="Standard">
      <style:paragraph-properties fo:text-align="end" style:justify-single-word="false"/>
      <style:text-properties fo:font-weight="bold" officeooo:rsid="00af3053" officeooo:paragraph-rsid="00af3053" style:font-weight-asian="bold" style:font-name-complex="Tajawal ExtraLight" style:font-weight-complex="bold"/>
    </style:style>
    <style:style style:name="P101" style:family="paragraph" style:parent-style-name="Standard">
      <style:paragraph-properties fo:text-align="center" style:justify-single-word="false"/>
      <style:text-properties officeooo:rsid="00af3053" officeooo:paragraph-rsid="00af3053" style:font-name-complex="Tajawal ExtraLight"/>
    </style:style>
    <style:style style:name="P102" style:family="paragraph" style:parent-style-name="Standard">
      <style:paragraph-properties fo:text-align="end" style:justify-single-word="false"/>
      <style:text-properties fo:font-weight="bold" officeooo:rsid="00b3509f" officeooo:paragraph-rsid="00b3509f" style:font-weight-asian="bold" style:font-name-complex="Tajawal ExtraLight" style:font-weight-complex="bold"/>
    </style:style>
    <style:style style:name="P103" style:family="paragraph" style:parent-style-name="Standard">
      <style:paragraph-properties fo:text-align="end" style:justify-single-word="false"/>
      <style:text-properties officeooo:rsid="00b3509f" officeooo:paragraph-rsid="00b3509f" style:font-name-complex="Tajawal ExtraLight"/>
    </style:style>
    <style:style style:name="P104" style:family="paragraph" style:parent-style-name="Standard">
      <style:paragraph-properties fo:text-align="end" style:justify-single-word="false"/>
      <style:text-properties fo:font-weight="bold" officeooo:rsid="00b425e5" officeooo:paragraph-rsid="00b425e5" style:font-weight-asian="bold" style:font-name-complex="Tajawal ExtraLight" style:font-weight-complex="bold"/>
    </style:style>
    <style:style style:name="P105" style:family="paragraph" style:parent-style-name="Standard">
      <style:paragraph-properties fo:text-align="end" style:justify-single-word="false"/>
      <style:text-properties officeooo:rsid="00b425e5" officeooo:paragraph-rsid="00b425e5" style:font-name-complex="Tajawal ExtraLight"/>
    </style:style>
    <style:style style:name="P106" style:family="paragraph" style:parent-style-name="Standard">
      <style:paragraph-properties fo:text-align="end" style:justify-single-word="false"/>
      <style:text-properties fo:font-weight="bold" officeooo:rsid="00b45910" officeooo:paragraph-rsid="00b45910" style:font-weight-asian="bold" style:font-name-complex="Tajawal ExtraLight" style:font-weight-complex="bold"/>
    </style:style>
    <style:style style:name="P107" style:family="paragraph" style:parent-style-name="Standard">
      <style:paragraph-properties fo:text-align="end" style:justify-single-word="false"/>
      <style:text-properties officeooo:rsid="00b45910" officeooo:paragraph-rsid="00b45910" style:font-name-complex="Tajawal ExtraLight"/>
    </style:style>
    <style:style style:name="P108" style:family="paragraph" style:parent-style-name="Standard">
      <style:paragraph-properties fo:text-align="center" style:justify-single-word="false"/>
      <style:text-properties officeooo:rsid="00b45910" officeooo:paragraph-rsid="00b45910" style:font-name-complex="Tajawal ExtraLight"/>
    </style:style>
    <style:style style:name="P109" style:family="paragraph" style:parent-style-name="Standard">
      <style:paragraph-properties fo:text-align="end" style:justify-single-word="false"/>
      <style:text-properties fo:font-weight="bold" officeooo:rsid="00b5a4ee" officeooo:paragraph-rsid="00b5a4ee" style:font-weight-asian="bold" style:font-name-complex="Tajawal ExtraLight" style:font-weight-complex="bold"/>
    </style:style>
    <style:style style:name="P110" style:family="paragraph" style:parent-style-name="Standard">
      <style:paragraph-properties fo:text-align="end" style:justify-single-word="false"/>
      <style:text-properties officeooo:rsid="00b5a4ee" officeooo:paragraph-rsid="00b5a4ee" style:font-name-complex="Tajawal ExtraLight"/>
    </style:style>
    <style:style style:name="P111" style:family="paragraph" style:parent-style-name="Standard">
      <style:paragraph-properties fo:text-align="end" style:justify-single-word="false"/>
      <style:text-properties fo:font-weight="bold" officeooo:rsid="00b693ce" officeooo:paragraph-rsid="00b693ce" style:font-weight-asian="bold" style:font-name-complex="Tajawal ExtraLight" style:font-weight-complex="bold"/>
    </style:style>
    <style:style style:name="P112" style:family="paragraph" style:parent-style-name="Standard">
      <style:paragraph-properties fo:text-align="end" style:justify-single-word="false"/>
      <style:text-properties officeooo:rsid="00b693ce" officeooo:paragraph-rsid="00b693ce" style:font-name-complex="Tajawal ExtraLight"/>
    </style:style>
    <style:style style:name="P113" style:family="paragraph" style:parent-style-name="Standard">
      <style:paragraph-properties fo:text-align="end" style:justify-single-word="false"/>
      <style:text-properties officeooo:rsid="00b89dbc" officeooo:paragraph-rsid="00b89dbc" style:font-name-complex="Tajawal ExtraLight"/>
    </style:style>
    <style:style style:name="P114" style:family="paragraph" style:parent-style-name="Standard">
      <style:paragraph-properties fo:text-align="end" style:justify-single-word="false"/>
      <style:text-properties fo:font-weight="bold" officeooo:rsid="00d89789" officeooo:paragraph-rsid="00d89789" style:font-weight-asian="bold" style:font-name-complex="Tajawal ExtraLight" style:font-weight-complex="bold"/>
    </style:style>
    <style:style style:name="P115" style:family="paragraph" style:parent-style-name="Standard">
      <style:paragraph-properties fo:text-align="end" style:justify-single-word="false"/>
      <style:text-properties officeooo:rsid="00d89789" officeooo:paragraph-rsid="00d89789" style:font-name-complex="Tajawal ExtraLight"/>
    </style:style>
    <style:style style:name="P116" style:family="paragraph" style:parent-style-name="Standard">
      <style:paragraph-properties fo:text-align="end" style:justify-single-word="false"/>
      <style:text-properties fo:font-weight="bold" officeooo:rsid="00d9442d" officeooo:paragraph-rsid="00d9442d" style:font-weight-asian="bold" style:font-name-complex="Tajawal ExtraLight" style:font-weight-complex="bold"/>
    </style:style>
    <style:style style:name="P117" style:family="paragraph" style:parent-style-name="Standard">
      <style:paragraph-properties fo:text-align="end" style:justify-single-word="false"/>
      <style:text-properties officeooo:rsid="00d9442d" officeooo:paragraph-rsid="00d9442d" style:font-name-complex="Tajawal ExtraLight"/>
    </style:style>
    <style:style style:name="P118" style:family="paragraph" style:parent-style-name="Standard">
      <style:paragraph-properties fo:text-align="end" style:justify-single-word="false"/>
      <style:text-properties officeooo:rsid="00daf065" officeooo:paragraph-rsid="00daf065" style:font-name-complex="Tajawal ExtraLight"/>
    </style:style>
    <style:style style:name="P119" style:family="paragraph" style:parent-style-name="Standard">
      <style:paragraph-properties fo:text-align="end" style:justify-single-word="false"/>
      <style:text-properties fo:font-weight="bold" officeooo:rsid="00daf065" officeooo:paragraph-rsid="00daf065" style:font-weight-asian="bold" style:font-name-complex="Tajawal ExtraLight" style:font-weight-complex="bold"/>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4bec48"/>
    </style:style>
    <style:style style:name="T6" style:family="text">
      <style:text-properties fo:font-weight="normal" style:font-weight-asian="normal" style:font-weight-complex="normal"/>
    </style:style>
    <style:style style:name="T7" style:family="text">
      <style:text-properties officeooo:rsid="004f6a76"/>
    </style:style>
    <style:style style:name="T8" style:family="text">
      <style:text-properties officeooo:rsid="00513998"/>
    </style:style>
    <style:style style:name="T9" style:family="text">
      <style:text-properties fo:font-weight="bold" officeooo:rsid="0051a127" style:font-weight-asian="bold" style:font-weight-complex="bold"/>
    </style:style>
    <style:style style:name="T10" style:family="text">
      <style:text-properties officeooo:rsid="0053118d"/>
    </style:style>
    <style:style style:name="T11" style:family="text">
      <style:text-properties officeooo:rsid="00587030"/>
    </style:style>
    <style:style style:name="T12" style:family="text">
      <style:text-properties officeooo:rsid="005e6a69"/>
    </style:style>
    <style:style style:name="T13" style:family="text">
      <style:text-properties officeooo:rsid="006196dd"/>
    </style:style>
    <style:style style:name="T14" style:family="text">
      <style:text-properties fo:font-weight="normal" officeooo:rsid="0062561f" style:font-weight-asian="normal" style:font-weight-complex="normal"/>
    </style:style>
    <style:style style:name="T15" style:family="text">
      <style:text-properties officeooo:rsid="0066212c"/>
    </style:style>
    <style:style style:name="T16" style:family="text">
      <style:text-properties officeooo:rsid="006c2abc"/>
    </style:style>
    <style:style style:name="T17" style:family="text">
      <style:text-properties officeooo:rsid="006e678b"/>
    </style:style>
    <style:style style:name="T18" style:family="text">
      <style:text-properties officeooo:rsid="0079f704"/>
    </style:style>
    <style:style style:name="T19" style:family="text">
      <style:text-properties officeooo:rsid="007a7d06"/>
    </style:style>
    <style:style style:name="T20" style:family="text">
      <style:text-properties officeooo:rsid="007e3895"/>
    </style:style>
    <style:style style:name="T21" style:family="text">
      <style:text-properties officeooo:rsid="00d4c7a4"/>
    </style:style>
    <style:style style:name="T22" style:family="text">
      <style:text-properties officeooo:rsid="00ad40a5"/>
    </style:style>
    <style:style style:name="T23" style:family="text">
      <style:text-properties officeooo:rsid="00a1275e"/>
    </style:style>
    <style:style style:name="T24" style:family="text">
      <style:text-properties officeooo:rsid="00a385de"/>
    </style:style>
    <style:style style:name="T25" style:family="text">
      <style:text-properties officeooo:rsid="00a47c7d"/>
    </style:style>
    <style:style style:name="T26" style:family="text">
      <style:text-properties officeooo:rsid="00d4e40b"/>
    </style:style>
    <style:style style:name="T27" style:family="text">
      <style:text-properties fo:font-weight="normal" officeooo:rsid="00a501e0" style:font-weight-asian="normal" style:font-weight-complex="normal"/>
    </style:style>
    <style:style style:name="T28" style:family="text">
      <style:text-properties fo:font-weight="bold" style:font-weight-asian="bold" style:font-name-complex="Tajawal ExtraLight" style:font-weight-complex="bold"/>
    </style:style>
    <style:style style:name="T29" style:family="text">
      <style:text-properties style:font-name-complex="Tajawal ExtraLight"/>
    </style:style>
    <style:style style:name="T30" style:family="text">
      <style:text-properties officeooo:rsid="00a87a3b"/>
    </style:style>
    <style:style style:name="T31" style:family="text">
      <style:text-properties officeooo:rsid="00aa50e5"/>
    </style:style>
    <style:style style:name="T32" style:family="text">
      <style:text-properties officeooo:rsid="00af3053"/>
    </style:style>
    <style:style style:name="T33" style:family="text">
      <style:text-properties officeooo:rsid="00b693ce"/>
    </style:style>
    <style:style style:name="T34" style:family="text">
      <style:text-properties officeooo:rsid="00b0ecb2"/>
    </style:style>
    <style:style style:name="T35" style:family="text">
      <style:text-properties officeooo:rsid="00af38a3"/>
    </style:style>
    <style:style style:name="T36" style:family="text">
      <style:text-properties officeooo:rsid="00b425e5"/>
    </style:style>
    <style:style style:name="T37" style:family="text">
      <style:text-properties style:language-complex="ar" style:country-complex="SA"/>
    </style:style>
    <style:style style:name="T38" style:family="text">
      <style:text-properties officeooo:rsid="00b89dbc"/>
    </style:style>
    <style:style style:name="T39" style:family="text">
      <style:text-properties officeooo:rsid="00dc28f3"/>
    </style:style>
    <style:style style:name="T40"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ا ن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5">ط</text:span>ريق مالك عن ابن شهاب عن انس بلفظ [لاتباغضوا ولا تحاسدوا وكونوا عباد الله أخوانا <text:span text:style-name="T5">ولايحل لمسلم ان يهجر أخاه فوق ثلاث ليال]</text:span></text:p>
      <text:p text:style-name="P19">- <text:span text:style-name="T5">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6"/></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7">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8">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text:span text:style-name="T2">صحيح لطرقه </text:span></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9">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0">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1">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2">الطبي عن ابي هريرة به وا</text:span><text:span text:style-name="T13">خ</text:span><text:span text:style-name="T12">رجه الترمذي (413) والنسائي (4</text:span><text:span text:style-name="T13">6</text:span><text:span text:style-name="T12">5)</text:span><text:span text:style-name="T13">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6">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39"><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p>
      <text:p text:style-name="P40"><text:span text:style-name="T6">وله شاهد عند مسلم (41) من طريق الوليد بن مسلم عن حمران عن عثمان </text:span><text:span text:style-name="T14">بلفظ "من مات وهو يعلم أنه لا إله إلا الله دخل الجنه "</text:span></text:p>
      <text:p text:style-name="P40"><text:span text:style-name="T14"/></text:p>
      <text:p text:style-name="P41">42 – <text:span text:style-name="T15">صحيح </text:span></text:p>
      <text:p text:style-name="P42">رواه احمد (15785) والبوجيري في اتحاف المهرة بزوائد المسانيد العشرة (151) وابن المبارك في الزهد والرقائق (919) منطرق عن يحيي بن ابي كثير عن هلال بن ابي ميمونه عن عطاء بن يسار عن رفاعة الجهني مرفوعا به</text:p>
      <text:p text:style-name="P42">ورواه البخاري (1236) من طريق عن موسي بن اسماعيل عن مهدي بن ميمون عن واصل الأهدب عن المعروق بن سويد عن ابي ذر الغفاري بلفظ "انه من مات من امتي لا يشرك بالله شيئا دخل الجنه قلت وإن زني وإن سرق قال وإن زني وإن سرق" واخرجه مسلم (28) من طريق خالد الحزاء عن الوليد بن مسلم عن حمران عن عثمان بلفظ" من مات وهو يعلم انه لا إله الا الله دخل الجنه"</text:p>
      <text:p text:style-name="P42"/>
      <text:p text:style-name="P43">43 – صحيح</text:p>
      <text:p text:style-name="P42">اخرجه البخاري (1186) والنسائي في السنن الكبري (10881) وابن خزيمه (1560) من طرق عن الزهري عن محمود بن الربيع عن عثبان بن مالك به </text:p>
      <text:p text:style-name="P42"><text:soft-page-break/></text:p>
      <text:p text:style-name="P43">44 – صحيح</text:p>
      <text:p text:style-name="P42">اخرجه الترمذي (3375) وابن ماجه (3793) واحمد (27 172) وابن حبان (814) والحاكم في المستدرك (1755) من طرق عن عمرو بن فيس عن عبدالله بن بشر به.</text:p>
      <text:p text:style-name="P42"/>
      <text:p text:style-name="P43">45 – صحيح </text:p>
      <text:p text:style-name="P42">اخرجه مسلم (2702) والترمذي (3378) وابن ماجه (3791) من طرق عن ابي إسحاق السبيعي عن الأغر بن عبدالله عن ابي هريرة وابي سعيد به.</text:p>
      <text:p text:style-name="P42"/>
      <text:p text:style-name="P43">46 – صحيح لطرقه</text:p>
      <text:p text:style-name="P42">أخرجه بن حبان من طريق المقبري عن إسحاق مولي عبدالله بن الحارث عن ابي هريرة به وفيه إسحاق مقبول وذكره الدارقطني في علله (1473) من طريق المقبري عن إيحاق ولي عبدالله بن الحارث عن ابي هريرة به </text:p>
      <text:p text:style-name="P42">وأخرجه احمد (9884) والترمذي (3380) من طريق سفيان الثوري عن صالح مولي التؤمه عن ابي هريرة وفيه صالح مولي التؤمه صدوق اختلط </text:p>
      <text:p text:style-name="P42">وأخرجه احمد (9649) وابو داورد (4855) من طريق ابي صالح السمان عن ابي هريرة</text:p>
      <text:p text:style-name="P42"/>
      <text:p text:style-name="P44">47 - <text:s/><text:span text:style-name="T16">صحيح لطرقة دون لفظه "إن شاء عفا عنهم وإن شاء اخذهم بها"</text:span></text:p>
      <text:p text:style-name="P45">رواه ابو داود (4973) وابن حبان (847) من طرق عن المقبي عن ابي هريرة به </text:p>
      <text:p text:style-name="P45">ورواه النسائي في الكبري (10345) واحمد (9583) من طرق عن ابن ابي ذئب عن سعيد المقبري عن اسحاق مولي عبدالله بن الحارث عن ابي هريرة به <text:s/>وفيه إسحاق مولي عبدالله بن الحارث مقبول-</text:p>
      <text:p text:style-name="P45">ورواه احمد (10680)* من طريق حماد بن سلمه عن سهيل بن ابي صالح عن ابي صالح عن ابي هريرة بلفظ "”ماجلس قوم فتفرقوا من غير ذكر إلا قاموا علي مثل جيفة حمار"</text:p>
      <text:p text:style-name="P45"/>
      <text:p text:style-name="P46">48 – إسناده ضعيف وصح بمتن مختصر</text:p>
      <text:p text:style-name="P45">رواه ابن خزيمه (1677) وابن حبان (14: 436) من طرق عن مبارك بن نضاله عن الحسن عن انس بن مالك به ورواه الترمذي (3627) والدارمي (41) من طرق عن عمر بن يونس عن عكرمه بن عمار عن إسحاف بن ابي طلحه عن انس بن مالك به </text:p>
      <text:p text:style-name="P45">ورواه البخاري (918) من طريق يحييي بن سعيد عن حفص بن عبيدالله بن انس عن حابر بن عبدالله بلفظ "كان جزع يقوم إليه النبي صلي الله عليه وسلم فما وضع له المنبر سمعنا للجزع مثل أصوات العشار حتي نزل النبي صلي الله عليه وسلم فوضع يده عليه.</text:p>
      <text:p text:style-name="P45"/>
      <text:p text:style-name="P46">49 - <text:s/><text:span text:style-name="T17">صحيح دون لفظه فيلقل..</text:span></text:p>
      <text:p text:style-name="P47">اخرجه ابن ماجه (907) واحمد (15379) وابو داود الطيالسي (1238) وابن الجعد (896) من طرق عن شعبه عن عاصم بن عبيدالله عن عبدالله بن عامر بن ربيعه عن ابيه به </text:p>
      <text:p text:style-name="P47">وله شاهد عند مسلم (410) وابو داواد (1530) والترمذي(485) من طرق عن اسماعيل بن جعفر عن العلاء بن عبدالرحمن عن ابيه عن ابي هريرة بلفظ <text:s/>" من صلي علي واحده صلي الله عليه عشرة"</text:p>
      <text:p text:style-name="P47"/>
      <text:p text:style-name="P48">50 – إسناده ضعيف وله شاهد صحيح بالفقرة الأخيرة</text:p>
      <text:p text:style-name="P49">رواه النسائي (1283) واحمد (15926) والدارمي (2773) وابن حبان (915) والحاكم (50) من طرق عن حماد بن سلمه عن ثابت البنائي عن سليمان مولي الحسن بن علي عن عبدالله بن ابي طلحه عن ابيه به</text:p>
      <text:p text:style-name="P49"><text:s/>وله شاهد عند مسلم (410) بلفظ " من صلي علي واحدة صل الله عليه عشرًا"</text:p>
      <text:p text:style-name="P49"/>
      <text:p text:style-name="P50">51 – إسناده حسن</text:p>
      <text:p text:style-name="P49">رواه النسائي في الصغري (1282) واحمد (3657) والدارمي (2774) والبيهقي في شعب الإيمان (1582) من طرق عن سفيان الثوري عن عبدالله بن السائب عن زادان الكندي عن عبدالله بن مسعود به وفيه زادان صدوق.</text:p>
      <text:p text:style-name="P49"/>
      <text:p text:style-name="P50">52 – صحيح دون زيادة "ساه ولا لاه"</text:p>
      <text:p text:style-name="P49">رواه مسلم (237) من طريق ربيعه بن يزيد عن ابي ادريس الخولاني عن عقبه بن عامر بلفظ "مامن مسلخ يتوضأ فيحسن الوضوء ثم يقوم فيصلي ركعتين مقبل عليها بقلبه وروحه إلا وجبت له الجنه "</text:p>
      <text:p text:style-name="P49"><text:soft-page-break/>ورواه النسائي في الصفري (151) من طريق ربيعه بن يزيد عن ابي ادريس الخولاني عن جبير بن نفير عن عقبة بن عامر به </text:p>
      <text:p text:style-name="P49">وله شاهد عند البخاري (160) ومسلم (227) من طرق عن ابن شهاب عن عطاء بن يزيد عن حمران عن عثمان بلفظ مختلف.</text:p>
      <text:p text:style-name="P49"/>
      <text:p text:style-name="P50">53 – ضعيف ولبعض فقراته شواهد</text:p>
      <text:p text:style-name="P49">رواه الترمذي (385) واحمد (18029 وأبي يعلي (6738) من طرق عن ليث بن سعد عن عبدربه بن سعيد عن ربيعه بن الحارث عن الفضل بن العباس به </text:p>
      <text:p text:style-name="P49">ولهخ شاهد عند احمد (5084) من طريق محمد بن عبدالله بن الزبير عن عبدالعزيز بن ابي رواد عن نافع عن ابن عمر بلفظ "صلاه الليل مثني مثني تسلم في كل ركعتين فإذا خفت الصبح فصل ركعه توتر لك ماقبلها"</text:p>
      <text:p text:style-name="P51"/>
      <text:p text:style-name="P51"><text:s/>54 – ضعيف</text:p>
      <text:p text:style-name="P52">أخرجه ابو داود (945) والترمذي (379) والنسائي (537) واحمد (21332) من طرق عن الزهري عن ابي الخوص عن ابي ­ذر مرفوعا بنحوه </text:p>
      <text:p text:style-name="P52">وفيه ابو الأخوص وهو <text:span text:style-name="T18">مقبول ولم يتابع </text:span></text:p>
      <text:p text:style-name="P52"/>
      <text:p text:style-name="P53">55 – صحيح موقوفا </text:p>
      <text:p text:style-name="P54">أخرجه أبو داود (909) والنسائي (532) واحمد (21508) والحاكم (_862) من طرق عن يونس عن يزيد عن الزهري عن ابي الخوص عن ابي ذر مرفوعا. وفيه ابو الاحوص وهو مقبول ولم يتابع </text:p>
      <text:p text:style-name="P54">وأخرجه الطبراني في الكبير (9345) عن عبدالله بن مسعود موقوفًا.</text:p>
      <text:p text:style-name="P54"/>
      <text:p text:style-name="P53">56 – ضعيف </text:p>
      <text:p text:style-name="P54">أخرجه ابو داود (1466) والترمذي (2923) والنسائي (1096) و (1326) من طرق عن ابن ابي مليكه عن يعلي بن مملك عن ام سلمه مرفوعا بنحوه </text:p>
      <text:p text:style-name="P54">وفيه يعلي بن مملك وهو مقبول ولم يتابع </text:p>
      <text:p text:style-name="P53"/>
      <text:p text:style-name="P53">57 – صعيف الإسناد </text:p>
      <text:p text:style-name="P54">أخرجه احمد (24875) وايو يعلي (4842) والترمذي (3588) من طرق عن ابن لهيعة ويحيي بن ايوب كلاهما عن زياد بن نعيم الحضرمي عن مسمل بن مخراق عن عائشة مرفوعًا بنحوه .</text:p>
      <text:p text:style-name="P53"/>
      <text:p text:style-name="P53">58 <text:s/>- صحيح </text:p>
      <text:p text:style-name="P54">اخرجه البخاري (73) والترمذي (1936) من طرق عن الزهري بن سالم عن ابيه (عبدالله بن عمر ) مرفوعًا بنحوه </text:p>
      <text:p text:style-name="P54">واخرجه البخراي (73) وابن ماجه (4208) من طرق عن اسماعيل بن ابي خالد عن <text:span text:style-name="T19">قييس</text:span> بن ابي حازم <text:s/><text:span text:style-name="T19">عن ابن مسعود مرفوعا </text:span></text:p>
      <text:p text:style-name="P55">وأخرجه احمد (10214) عن شعبه عن الأعمش عن ذكران عن ابي هريرة مرفوعًا </text:p>
      <text:p text:style-name="P56"/>
      <text:p text:style-name="P57">59 – صحيح</text:p>
      <text:p text:style-name="P56">أخرجه البخاري (73 / 41 71 / 1409) ومسلم (816) والنسائي في الكبري (5809) وابن ماجه (4208) واحمد (3651) وغيرهم من طرق عن إسماعيل بن ابي خالد عن قيس بن ابي حازم عن ابن مسعود مرفوعًا واخرجه أبو داود الطيالسي (367) قال: حدثنا المسعودي عن فيس بن مسلم عن طارق بن شهاب عن ابن مسعود مرفوعًا .</text:p>
      <text:p text:style-name="P56"/>
      <text:p text:style-name="P57">60 – إسناده ضعيف </text:p>
      <text:p text:style-name="P56">أخرجه النسائي في الكبري (1307) واخمد (15724/ 15726) وابن ابي عاصم في الآحاد والمثاني (2422) وابن قانع في معجم الصحابه وابن ابو نعيم في معرفة الصحابه (3750) من طرق عن يونس عن الزهري عن السائب بن يزي مرفوعًا </text:p>
      <text:p text:style-name="P56">وفيه يونس بن يزيد وهو ثقة إلا أن في روايته عن الزهري وهما قليلا وأ×رجه ابو نغيم في معرفة الصحابه (6158) عن النعمان بن راشد الجزري عن الزهري عن السائد بن يزيد مرفوعًا وفيه النعمان بن راشد وهو ضعيف .</text:p>
      <text:p text:style-name="P56"/>
      <text:p text:style-name="P57"><text:soft-page-break/><text:s/>61 – حسن لطرقة </text:p>
      <text:p text:style-name="P56">أخرجه أحمد (14746) عن ابن لهيعة عن أبي الزبير عن جابر مرفوعًا، وبن لهيعة ضعيف، وابو الزبير صدوق يدلس </text:p>
      <text:p text:style-name="P56">وأخرجه مسلم (2757) عن معقل بنت ابي الزبير عن جابر مرفوعًا </text:p>
      <text:p text:style-name="P56">وأخرجه مسلم (757) زاحمد (14355) أبو يعلي (1911/ 2281) وابن حبان (2561) من طرق عن الأعم عن أبي سفيان عن جابر مرفوعًا وفيه الأعمش ثقة حافظ لكنه يدلس وقد عنعن ولم يصدح بالتحديث.</text:p>
      <text:p text:style-name="P56"/>
      <text:p text:style-name="P57">62 – اسانيدة ضعيفة (صحيح لشواهدة)</text:p>
      <text:p text:style-name="P56">أخرجه النسائي في الكبري (1310) وأ؛مد (2155) من طرق عن عوف الأعرابي عن المهاجر <text:s/>أبي خالد عن أبي العاليه عن أبي مسلم عن أبي ذر مرفوعًا وفيه المهاجر بن ابي خالد وهو ضعيف وأبو العاليه ثقة كثير الإرسال وأ[و مسلم مجهول </text:p>
      <text:p text:style-name="P56">وأخرجه النسائي في السنن الكبري (4411) وفيه أهبان ابن امرأة ابي ذر وهو مجهول </text:p>
      <text:p text:style-name="P56">وله شواهد عن ابي هريرة مرفوعًا كما عند مسلم 1163 وأبي داود (2429) والنسائي (1613) والترمذي (438) وأحمد (8026، 8358) وغيرهم </text:p>
      <text:p text:style-name="P56"/>
      <text:p text:style-name="P57">63 – صحيح </text:p>
      <text:p text:style-name="P56">أخرجه بن ماجه (287) وأخمد (7412) وغيرهم من طرق عن سعيد المقبري عن ابي هريرة مرفوعًا </text:p>
      <text:p text:style-name="P56">وأخرجده البخاري (7240، 2887) ومسلم (252) وأبو داود (46) والمسائي (7، 534) واحمد (7339) ومالك (114) من طرق عن عبدالرحمن بن هرمز (الأعرج) عن أبي هريرة مرفوعًا </text:p>
      <text:p text:style-name="P56">وأخرجه الترمذي (22) وأخمد (7853) من طرق عن عبدة بن سليمان عن محمد بن عمرو عن أبي سلمه عن أ[ي هريرة مرفوعًا </text:p>
      <text:p text:style-name="P56">وله شاهد عن زيد بن خالد الجهني مرفوعًا و أبي داود (47) والترمذي (23) وأحمد(17032) وغيرهم وفيه محمد بن إسحاق وهو صدوق يدلس وقد عنعن، وكما عند البزار (3766) وفيه أبو عمرة وهو ضعيف .</text:p>
      <text:p text:style-name="P56"/>
      <text:p text:style-name="P57">64 – حديث منكر</text:p>
      <text:p text:style-name="P56">أخرجه ابن حبان 1551 عن ابن المبراك عن الحسن بن ذكران (وهو ضعيف يدلس) عن سليمان الأحول عنم عطاء بن أبي رباح عن ابن عمر مرفوعًا وعطاء بن أبي رباح لم يسمع من ابن عمر </text:p>
      <text:p text:style-name="P56">وأخرجه القاسم بن سلا مفي الطهور (70) والطبراني في الكطبير (3620) وفي مسند الشاميين (2552) والعقيلي في الضعفاء الكبير (3/ 362) من طرق عن عاصم بن علي عن إسماعيل بن عياش عن العباس بن عتبة (وهذا لايصح هديته ) عن طاء بن ابي رباح عن ابن عمر مرفوعًا.</text:p>
      <text:p text:style-name="P56"/>
      <text:p text:style-name="P57">65 – إسناده ضعيف </text:p>
      <text:p text:style-name="P56">رواه أحمد (431/5) من طريق سليمان التيمي عن رجل مبهم </text:p>
      <text:p text:style-name="P56">ذكر <text:s/>بن حجر في الإصابة قول ابن عبدالالبر: لم يسمع سليمان من عبيد بينهم رجل </text:p>
      <text:p text:style-name="P56">ثم قال: ولعل هذه الطرق هي التي أشار إليها البخاري بقوله مرسل، وظن ابن الساكن الإرسال بين عبيد والنبي صلي الله عليه وسلم فقال لأجل ذلك لاتثت صحته.</text:p>
      <text:p text:style-name="P56"/>
      <text:p text:style-name="P57">66- إسناده ضعيف </text:p>
      <text:p text:style-name="P56">رواه أحمد (58/6) واو داود (1303) والنسائي في الكبري (390) وابن الأعرابي في معجمه (534) من طرثق عن مالك بن مغول عن مقاتل بن بشير العجيلي قال الذهبي ففي الميزان: لا يعرف وقال ابن حجر في التقريب مقبول، لم يروي عنه إلا مالك بن مغول </text:p>
      <text:p text:style-name="P56"/>
      <text:p text:style-name="P58">67 – إسناده ضعيف: فيه ابن لهيعة </text:p>
      <text:p text:style-name="P56">رواه أحمد (24009/12) ولاكربراني في لاعجم الكبير (5481) قال البخاري في التاريخ الكبير (50/4) وقال سعد بن المنذر يذكر له صحبة بعد في أهل المدينه وديثه ليس من وجه صحيح .</text:p>
      <text:p text:style-name="P56"/>
      <text:p text:style-name="P59">إكمال الناقص <text:s/></text:p>
      <text:p text:style-name="P59"/>
      <text:p text:style-name="P60">70 – ضعيف الإسناد </text:p>
      <text:p text:style-name="P61"><text:soft-page-break/>اخرجه ابو داود <text:span text:style-name="T20">( 1157) واحمد (23020) <text:s/>و (23038) من طرق عن ابرهيم التوعي عن سهم بن منجاب عن فزعة بن يحييي عن القرقع الضبي عن ابي ايوب النصاري مرفوعًا بنحوه </text:span></text:p>
      <text:p text:style-name="P61"/>
      <text:p text:style-name="P62">71 – صحيح </text:p>
      <text:p text:style-name="P63">أخرجه ابو داود (1479) والترمذي (2969) والنسائي (11400) وبن ماجه (3828) واحمد (17888) من طرق عن منصور بن النضر والأعمش كلاهما عن ذر بن عبدالله ن ذرارة عن يسيع بن معذان عن النعمان بن بشير مرفوعًا بنحوه </text:p>
      <text:p text:style-name="P62"/>
      <text:p text:style-name="P62">72 – حديث مضطرب </text:p>
      <text:p text:style-name="P63">أخرجه ابو داود (796) والنسائي (614) وابن ابي شيبه واحمد (18495) والطياليس (685) وابن شيب ه(436) والحميدي (145) من طرق عن سعيد بن ابي سعيد المقبري واضطرب فيه سعيد ابيه فرواه عن عبدالرحمن بن عنمه عن رجل ومره إسقط الرجل ارتعتم عن عمار بن ياسر مرفوعا بنحوه </text:p>
      <text:p text:style-name="P62"/>
      <text:p text:style-name="P62">73 – حسن </text:p>
      <text:p text:style-name="P63">أخردجه ابو داود (547) والنسائي (444:1) واحمد (21202) من طرق عن زائدة بن قدامه عن السائب بن حبيبش عن معدان بن طلحة عن ابو الدرداء مرفوعًا بنحوه </text:p>
      <text:p text:style-name="P62"/>
      <text:p text:style-name="P62">74 – صحيح </text:p>
      <text:p text:style-name="P63">اخرجه البخاري (1903) عن ادم بن اباس بدون لفظه (الجهل) و (6057) عن احمد بن يونس </text:p>
      <text:p text:style-name="P63">وابو داود (2362) والترمذي (707) واحمد (10562) من طرق عن ابن ابي ذئب عن المقبري عن ابيه عن الزهخري عن عبدالله بن ثعلبه كلاهما عن ابي هريرة مرفوعًا به</text:p>
      <text:p text:style-name="P56"/>
      <text:p text:style-name="P57">75 – إسناده حسن </text:p>
      <text:p text:style-name="P56">أخرجه النسائي (3481) وابن ماجه (1690) واحمد (9392) و(8639) وابو يعلي (6551) من طرق عن عبدالرحمن بن ابي الزناد واسامه بن زيد اليثي عن سعيد بن ابي سعيد المقبري </text:p>
      <text:p text:style-name="P56">وعن عمر بن ابي عمرو القرشي عن ابي سعيد المقبري كلاهما المقبري وابن عن ابي هريرة مرفوعًا بنحوة</text:p>
      <text:p text:style-name="P56"/>
      <text:p text:style-name="P56">76<text:span text:style-name="T2"> –صحيح </text:span></text:p>
      <text:p text:style-name="P56"><text:s/>اخرجه البخاري (1897) و (3216) ومسلم (1027) والترمذي (3674) والنسائي (2231) واحمد (7577) من طرق عن الزهري وابي سلمه كلاهما عن ابي هريرة مرفوعًا بنحوه </text:p>
      <text:p text:style-name="P56"/>
      <text:p text:style-name="P57">77 – متفق عليه</text:p>
      <text:p text:style-name="P56">رواه مسلم (783) وأحمد (6/165) من طريق القاسم بن محمد ورواه البخاري (6462،6464،6465) وأبوداود (1368).</text:p>
      <text:p text:style-name="P56">والحديث له ألفاظ كثيرة مروية عن عائشة "رضي الله عنها"</text:p>
      <text:p text:style-name="P56"/>
      <text:p text:style-name="P57">78 – إسناده ضعيف جدا:</text:p>
      <text:p text:style-name="P56">يحيى بن عبيدالله بن موهب هو وأبوه ضعيفان جدا، قال أحمد: أحاديثة مناكير ولايعرف هو ولاأبوه.</text:p>
      <text:p text:style-name="P56">وللحديث شواهد : حديث عبدالله بن بسر: أن أعربيًا قال: يارسول الله من خير الناس ؟ قال "من طال عمره وحسن عمله" رواه الترمذي (2329) وقال :هذا حديث حسن غريب من هذا الوجه.</text:p>
      <text:p text:style-name="P56">ورواه بن ماجه(3793) اخرجاه طريق زيد بن الحباب عن معاوية بن صالح عن عمرو بن قيس فذكره.</text:p>
      <text:p text:style-name="P56">وحديث أبي بكرة لانفيع <text:s/>بن الحارث" رواه أحمد (49،47،44/5) من طرق عن الحسن البصري، ولا يحتج برواية الحسن عن ابي بكرة، إلا إذا صرح بالسماع من طريق ثابت.</text:p>
      <text:p text:style-name="P56">وله متابع عبدالرحمن بن أبي بكره عن أبيه، ولكن جاء من رواية على بن زيد بن جدعان وهو ضعيف.</text:p>
      <text:p text:style-name="P56"/>
      <text:p text:style-name="P57">79 – إسناده صحيح</text:p>
      <text:p text:style-name="P56">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56"><text:soft-page-break/></text:p>
      <text:p text:style-name="P57">80 – متفق عليه.</text:p>
      <text:p text:style-name="P56">رواه البخاري (660-1423-6806) ومسلم (1031) والترمذي (2391) والنسائي(5380) وأحمد (439/2) وبن حبان (4486 – 7338) وأبي داود الطيالسي (2584) ورواه مالك(1591)</text:p>
      <text:p text:style-name="P56">بطرق عن خبيب بن عبدالرحمن عن حفص بن عاصم بن عمر عن أبي هريرة .</text:p>
      <text:p text:style-name="P56">قال أبو حاتم في علل الحديث(2729) لم يضبط حماد، فأدخل فيه الشك، وتخلص، والصحيح عن خبيب عن حفص عن أبي هريرة عن النبي صلي الله عليه وسلم.</text:p>
      <text:p text:style-name="P56"/>
      <text:p text:style-name="P57">81 – صحيح</text:p>
      <text:p text:style-name="P56">رواه البخاري (2686 – 2493) والترمذي (2173) وأحمد (297/4 – 298) والحميدي (946)وابن حبان (297-298) والبراز(3298) بطرق عن الشعبي عن النعمان بن بشير.</text:p>
      <text:p text:style-name="P56"/>
      <text:p text:style-name="P57">82 – صحيح لغيره.</text:p>
      <text:p text:style-name="P56">فيه يحيى بن عبيدالله بن عبدالله بن موهب عن ابيه ضعيفان لايحتج بهما.</text:p>
      <text:p text:style-name="P56">قال أحمد: أحاديثه مناكير ولا يعرف هو ولا ابوه.</text:p>
      <text:p text:style-name="P56">أما أصل الحديث في الصحيحن رواه البخاري(6490) ومسلم(2963) والحميدي(1097) والترمذي (2682) وابن ماجه (4142) وأحمد (243/2) وبن حبان في صحيحه (712) وأبو يعلي(6261).</text:p>
      <text:p text:style-name="P56"/>
      <text:p text:style-name="P57">83 – صحيح لغيره. دون لفظه أو تسعي من عافية .</text:p>
      <text:p text:style-name="P56">إسناده ضعيف فيه يحيي عبيدالله عن أبيه وهما ضعيفان احاديثما منكرة <text:s/>رواه البخاري (6463-5673) ومسلم (2816) وابن ماجه (4201) واحمد (2/ 235 – 264 – 343 – 390 – 326 – 466 -473 – 495)</text:p>
      <text:p text:style-name="P56">وابو يعلي (1775 – 6594 – 6243) وابن حبان (348 -660)</text:p>
      <text:p text:style-name="P56"/>
      <text:p text:style-name="P57">84 – صحيح لغيره. </text:p>
      <text:p text:style-name="P56">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56">وراه مسلم (1017) والترمذي (2675) والنسائي (2554) وابن ماجه (203) وأحمد (جـ4/ 358 -360 -361 – 362) والدارمي (541) والحميدي (824) من طرق عن جرير بن عبدالله.</text:p>
      <text:p text:style-name="P56">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56"/>
      <text:p text:style-name="P57">85- صحيح </text:p>
      <text:p text:style-name="P56">وراه البخاري (529 – 530) والترمذي (2447) وأحمد(100/3) وأبو يعلي (3330 – 4184 – 4149) ومصنف ابن أبي شيبة (37291) جمعهم من طرق عن أنس بن مالك من قوله.</text:p>
      <text:p text:style-name="P56"/>
      <text:p text:style-name="P57">86 – صحيح </text:p>
      <text:p text:style-name="P56">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56"/>
      <text:p text:style-name="P57">87 – صحيح</text:p>
      <text:p text:style-name="P56"><text:span text:style-name="T2">رواه مسلم (867) و</text:span>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56"/>
      <text:p text:style-name="P56"/>
      <text:p text:style-name="P57">88 – إسناده ضعيف</text:p>
      <text:p text:style-name="P56"><text:soft-page-break/>راه الترمذي (2191)، وابن ماجه (2873) والحميدي (769) ومصنف عبدالرزاق (2085) ومسند عبد بن حميد (864) وأبو يعلي <text:s/>(1101).</text:p>
      <text:p text:style-name="P56">من طرق عن علي بن زيد. قال أحمد وابن معين وغيرهم ضعيف </text:p>
      <text:p text:style-name="P56">- والحديث له فقرات صحيحه من طرق أخري عند مسلم (1738) وغيره بقوله "لكل غادر لواد يوم القيامة".</text:p>
      <text:p text:style-name="P56"><text:s/></text:p>
      <text:p text:style-name="P57">89 – صحيح لغيره</text:p>
      <text:p text:style-name="P56">قيه ابو المهزم وهو ضعيف ضعفة أبو حاتم والنسائي ويحي بن معين، وقال فيه بن حجر متروك .</text:p>
      <text:p text:style-name="P56">وله طرق أخري منها مارواه مسلم (2954) واحمد (369/2) والحميدي (1134) وأبو يعلي (6271) منه طرق عن ابي الزناد عن الاعرج عن ابي هريرة مرفوعا، بألفاظ متقاربة.</text:p>
      <text:p text:style-name="P56"/>
      <text:p text:style-name="P57">90 – إسناده ضعيف</text:p>
      <text:p text:style-name="P56">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56"/>
      <text:p text:style-name="P57">91 – إسناده صحيح</text:p>
      <text:p text:style-name="P56">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56"/>
      <text:p text:style-name="P57">92 -متفق عليه</text:p>
      <text:p text:style-name="P56">رواه البخاري (7382 -4812-6519) ومسلم (2787) وابن ماجه (192) واحمد (374/2) والنسائي في الكبري (7645) وابو يعلي (5850).</text:p>
      <text:p text:style-name="P56"/>
      <text:p text:style-name="P57">93 – إسناده ضعيف</text:p>
      <text:p text:style-name="P56">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56"/>
      <text:p text:style-name="P57">94 – متفق عليه</text:p>
      <text:p text:style-name="P56">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56"/>
      <text:p text:style-name="P57">95 – صحيح </text:p>
      <text:p text:style-name="P56">رواه مسلم (2864) والترمذي (2421) وأحم (3/6) وابن أبي شيب (490) وابن حبان (7330) قال أبو حاتم: هذا خطأ إنما هوة مقدام بن مس كرب , وسليم بن عامر لم يدرك المقداد بن الأسود.</text:p>
      <text:p text:style-name="P56"/>
      <text:p text:style-name="P57">96-إسناده ضعيف: فيه (رشدين بن سعد وهو ضعيف)</text:p>
      <text:p text:style-name="P56">رواه احمد (2/174) وابو نعيم في الحله (161) والطبراني في الكبر (88) والحاكم في المستدرك (236) من طرق عن حيي بن عبدالله المعافري وهو ضعيف.</text:p>
      <text:p text:style-name="P56"/>
      <text:p text:style-name="P57">97 – متفق عليه</text:p>
      <text:p text:style-name="P56">رواه البخاري (6533 – 6864) ومسلم (3178) والترمذي (1454 – 1455) والنسائي (4026 – 4027 – 4028) والترمذي (1454) وبن ماجه (2617-2615) وغيرهم من طرق عن ابي وائل عن عبدالله بن مسعود مرفوعا، وروي موقوفا.</text:p>
      <text:p text:style-name="P56"/>
      <text:p text:style-name="P57">98 - إسناده ضعيف.</text:p>
      <text:p text:style-name="P56">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56">وإسماعيل بن مسلم منكر الحديث قال الترمذي: يضعف الحديث من قبل حفظة، وفي الباب عن ابي هريرة و ابي سعيد الخدري.</text:p>
      <text:p text:style-name="P56"><text:soft-page-break/></text:p>
      <text:p text:style-name="P57">99 <text:s/>- متفق عليه.</text:p>
      <text:p text:style-name="P56">رواه البخاري (4939-103-6536) ومسلم (2876) وأبو داود (2691) والترمذي (2596 – 3617) واحمد (جـ6 /47-91-108-206-185) ومسند أبي سعلي (4453) من طرق عن ابن ابي ملكية عن عائشة.</text:p>
      <text:p text:style-name="P57"/>
      <text:p text:style-name="P57">100 - إسناده صحيح</text:p>
      <text:p text:style-name="P56">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56">قال الترمذي: حسن غريب ، قال الحاكم: حديص صحيح لم يخرج في الصحيحين وهو علي <text:s/>شرط مسلم.</text:p>
      <text:p text:style-name="P56"/>
      <text:p text:style-name="P56"><text:span text:style-name="T2">101 – متفق عليه </text:span><text:line-break/>رواه البخاري (4712-3162) ومسلم (194) والترمذي (2434) وابن ماجه (3307) وأحمد (331/2) </text:p>
      <text:p text:style-name="P56">معني (نَهَسَ) : أي أخذ بأطراف أسنانه.</text:p>
      <text:p text:style-name="P56"/>
      <text:p text:style-name="P57">102-إسناده ضعيف</text:p>
      <text:p text:style-name="P56"><text:s/>رواه الباومي (2846) والطبراني في المعجم الكبير (جـ17 /887) </text:p>
      <text:p text:style-name="P56">من طرق عن عبدالرحمن بن زياد بن أصم وهو ضعيف . ورشدين بن سعد ضعيف.</text:p>
      <text:p text:style-name="P56"/>
      <text:p text:style-name="P57">103 – إسناده ضعيف</text:p>
      <text:p text:style-name="P56">رواه أحمد (5/ 199) والحاكم في المستدرك (3784) وفيه ابن لهيعة وهو ضعيف وفي الحديص فقرات تصبح لشواهدها. </text:p>
      <text:p text:style-name="P56"><text:line-break/><text:span text:style-name="T2">104 - إسناده ضعيف جدًا</text:span></text:p>
      <text:p text:style-name="P56">موسي بن عبيدة الربذي: ضعيف: وأيوب بن خالد فيه لين</text:p>
      <text:p text:style-name="P56">رواه عبد بن حميد (1454) فقال عبيدالله بن أبي رافع عن أبي هريرة وراه الآجري في الشريعة (1009) وضبط اسمه فقال "عبدالله بن رافع".</text:p>
      <text:p text:style-name="P56">وراه طذالك بن المبارك في لانهد والرقائق فقبط عبدالله بن رافع، فعبدالله بن نافع المذكور لم يرو عن أ[ي هريرة فهذا خطأ في الإسناد.</text:p>
      <text:p text:style-name="P56"/>
      <text:p text:style-name="P57">105 – إسناده صحيح وله شواهد</text:p>
      <text:p text:style-name="P56">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56"/>
      <text:p text:style-name="P57">106 – إسناده حسن : حكم بن معاوية:صدوق</text:p>
      <text:p text:style-name="P56">رواه أح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56"/>
      <text:p text:style-name="P57">107 – صحيح لغيره </text:p>
      <text:p text:style-name="P56">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56">والمراد به يوم الجمعة ولليهود السبت، وللنصاري الاحد.</text:p>
      <text:p text:style-name="P56"/>
      <text:p text:style-name="P57">108 – الحديث ضعيف</text:p>
      <text:p text:style-name="P56">وراه ابن ماجه (4323) وأ؛مد (212/4) وابو يعلي (1581) وعيد بن حميد (443) والحاكم (8978) والبخاري في التاريخ الكبير (261/2) وقال: إسناده ليس بذاك المشهور.</text:p>
      <text:p text:style-name="P56">والحديص مداره علي عبدالله بن قيس النفعي: وهو مجهول لم يرو عنه داود.</text:p>
      <text:p text:style-name="P56">ليس إسناده بالصافي :قاله علي ابن المذيثي.</text:p>
      <text:p text:style-name="P56"/>
      <text:p text:style-name="P57"><text:soft-page-break/>109 – متفق عليه </text:p>
      <text:p text:style-name="P56">رواه البخاري (5811-6842) ومسلم (216) وأ؛مد (2 / 302 – 456) والدارمي (8929) والنسائي في الكبري (100/66) </text:p>
      <text:p text:style-name="P56"/>
      <text:p text:style-name="P57">110 – إسناده ضعيف</text:p>
      <text:p text:style-name="P56">فيه رشدين بن سعد وهو ضعيف ورواه أحمد (5 /329 – 6 /21) وحميد بن هاني الخولاني المصرى سئل أبو حاتم عنه فقال: صالح</text:p>
      <text:p text:style-name="P56">وقال الحافظ في التقريب: لابأس به.</text:p>
      <text:p text:style-name="P56"/>
      <text:p text:style-name="P56"><text:span text:style-name="T2">111- إسناده ضعيف جدا </text:span></text:p>
      <text:p text:style-name="P56">رواه الترمذي (25990) وقال: رشدين ضعيف عند أهل الحديث ، وابن أبي نعم هو الأفريقي وهو ضعيف أيضا عند أهل الحديث . وقال الترمذي إيناده ضعيف وقهيه أبي عثمان وهو مجهول لم يروي له الترمذيس إلا هذا الحديث </text:p>
      <text:p text:style-name="P56"/>
      <text:p text:style-name="P57">112 – متفق عليه </text:p>
      <text:p text:style-name="P56">رواه البخاري (7518 – 6549) ومسلم (2829) والترمذي (2555) وأحمد (88/3) من كرق عن ابن المبارك عن مالك بن أنس فذكره.</text:p>
      <text:p text:style-name="P56"/>
      <text:p text:style-name="P57">113 – متفق عليه </text:p>
      <text:p text:style-name="P56">رواه البخاري (3245 – 3327) ومسلم (2834) و(2537) وابن ماحه (4333) وأحمد (311-231/2) وابن حبان (7436) وفي روايه أبي صالح <text:s/>وابي زرعة عن أبي هريرة "علي صورة أبيهم أدم ستون ذراعا في السماء"</text:p>
      <text:p text:style-name="P56">المجامر: مجمر وهو الذي بوضع فيه النار بالبخور.</text:p>
      <text:p text:style-name="P56">الألوة: عود يتبخر به</text:p>
      <text:p text:style-name="P56"/>
      <text:p text:style-name="P57">114 – صحيح لغيره </text:p>
      <text:p text:style-name="P56">رواه إسحاق بن راهويه (291) ورواه هناد بن السري في الزهد(56) من طرق عن إسماعيل بن أبي خالد عن زياد المخزومي وهو ضعيف جدا، قال ابن معين: ليس بشئ. وقد سبق الحديث برقم (109) والحديص أهله في البخاري ومسلم وغيرهما.</text:p>
      <text:p text:style-name="P56"/>
      <text:p text:style-name="P57">115- إسناده ضعيف فيه ابن لهيعة وهو ضعيف.</text:p>
      <text:p text:style-name="P56">رواه الترمذي(2538) واحمد (1/169،171) والطبراني في الاوسط (8880) والبزار في المسند(1109) والبخاري في التاريخ الكبير (8262) .</text:p>
      <text:p text:style-name="P56">قال الترمذي: هذا حديث غريب لانعرفه بهذا الإسناد إلا من حديث ابن لهيعة .</text:p>
      <text:p text:style-name="P56">وقال الدارقطني(608) يرويه يزيد بن ابي حبيب واختلف عنه فرواه الليث فذكره سنده متابعا لابن لهيعة، وخالفه يحيي بن أيوب النافقي فجعله عن بن سعد عن أبيه، ثم قال والأول أصح.</text:p>
      <text:p text:style-name="P56">خوافق جمع خافقة وهي الجانب.</text:p>
      <text:p text:style-name="P56"/>
      <text:p text:style-name="P57">116 – صحيح لغيره</text:p>
      <text:p text:style-name="P56">رواه الترمذي (2556) وأحمد (2 / 335 – 239) وابن منذه في الإيمان (406) <text:s/>وابن أبي الدنيا في التوكل علي الله (45)</text:p>
      <text:p text:style-name="P56">ومن رواية مالك بن أنس عنه فوان بن سليم عن عطاء بن يسار عن ابي سعيد الخدري مرفوعا رواه البخاري (3256) ومسلم (2831)</text:p>
      <text:p text:style-name="P56">ونقل الدارقطني قول الذهبي وفيه حديث مالك عن صفوان بن سليم صحيح، ولايرفع حديص هلال، وعل عطاء بن يسار حفظه عنهما. </text:p>
      <text:p text:style-name="P56"/>
      <text:p text:style-name="P57">117 – إسناده ضعيف</text:p>
      <text:p text:style-name="P56">رواه الترمذي(2562) وقال: هذا حديث غريب، لانعرفه إلا من حديث رشدين وأحمد (20/76) وابن حبان (5184) وأبو يعلي (1404) ودراج يضعف في أبي الهيثم.</text:p>
      <text:p text:style-name="P56"/>
      <text:p text:style-name="P57">118 – إسناده ضعيف.</text:p>
      <text:p text:style-name="P56"><text:soft-page-break/>رواه الترمذي (2562) وقال هذا حديث غريب، لانعرفه إلا من حديص رشدين.</text:p>
      <text:p text:style-name="P56"/>
      <text:p text:style-name="P57">119 – إسناده ضعيف</text:p>
      <text:p text:style-name="P56">فيه رشدين بن سعد، رواه الترمذي (2573) وأحمد (3 /75)</text:p>
      <text:p text:style-name="P56"/>
      <text:p text:style-name="P57">120 – صحيح لغيره</text:p>
      <text:p text:style-name="P56"><text:s/>رواه الدارمي (2881) وأبوالضحاك قال المزي: روي له ابن ماجه في التفسير هذا الحديث . وقال الحافظ في التهذيب: قال أبو حاتم : لا أعلم روي عنه غير عقبه </text:p>
      <text:p text:style-name="P56">رواه البخاري (488،3252) ومسلم (2826) والترمذي (3293) وابن ماجه (4335) وأحمد (2/ 257، 418، 452، 482) وغيرهم بلفظ "مائة عام لايقطعها" ولم يذكر قوله "شجرة الخلد" والحيص روي عن سهال بن سعد/ وانس بن حالك وأبي سعيد الخدري رضي الله عنهم.</text:p>
      <text:p text:style-name="P56"/>
      <text:p text:style-name="P57">121 – متفق فيه </text:p>
      <text:p text:style-name="P56">رواه البخاري (3244، 4779، 4780، 7498) ومسلم (2824) والترمذي (3292) وابن ماجه (4328) واحمد (2/ 313، 438، 466) وروي مختصرا في بعض طرقة وروي مطولا. </text:p>
      <text:p text:style-name="P56"/>
      <text:p text:style-name="P57">122 – متفق عليه </text:p>
      <text:p text:style-name="P56">رواه البخاري (6548، 6544) ومسلم (2850) وأحمد (2/ 118، 119 ، 120) <text:s/>وأبو يعلي (5585) وعيد نب حميد (761) وابن حبان (7474) </text:p>
      <text:p text:style-name="P56"/>
      <text:p text:style-name="P57">123 – صحيح لغيره </text:p>
      <text:p text:style-name="P56">رواه الترمذي (2535) وفيه فضيل بن مرزوق عن عطيه العوفي وهو ضعيف – وفيه زيادة "لو مات احد فرحا لمات أهل الحنة ولو أمات أحمد حزنا لمات اهل النار" ومن طريق الاعمش عن أبي صالح السمان رواه البخاري (4730) ومسلم (2849) والترمذي (3157) وابن ابي الدنيا في صفة النار (257) ورواه أبو سعلي (2898) من جديث خالد بن قيس عن قتادة عن أنس قال الزري :خالد بن فيس عن قتادة فيها مناكير</text:p>
      <text:p text:style-name="P56"/>
      <text:p text:style-name="P57">124 – إسناده ضعيف</text:p>
      <text:p text:style-name="P56">فيه ذراج بن سمعان قال أ؛مد: حديص منكر وراه أ؛مد (2 /197) عن علي بن إسحاق والحسين بن عيسي كلاهما عن ابن المبارك ورواه الترمذي (2588) عن سويد بن دجربه ورواه البغوي 248 في شرح السنه قال أبو عيسي: هذا حديث إسناده حسن.</text:p>
      <text:p text:style-name="P56"/>
      <text:p text:style-name="P57">125 – إسناده ضعيف</text:p>
      <text:p text:style-name="P56">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p>
      <text:p text:style-name="P56">وفيه عمران بن زيد التنبلي قال بن معين: ليس بشئ.</text:p>
      <text:p text:style-name="P56">رواه ابويعلي (4134) والزهد لهناد بن السري(312) والعقيلي في الضعفاء الكبير (1273) ومن طريق الأعمش عن يزيد الرقاشي أخردة ابن ماجه(4324) وابن ابي شيبة (34130) والبيهقي في البث والنشور (593).</text:p>
      <text:p text:style-name="P56"/>
      <text:p text:style-name="P57">126 – إسناده ضعيف جدا</text:p>
      <text:p text:style-name="P56">فيه دراج بن سمعان وهو ضعيف ورواه عن ابن الهيثم فيها ضعف قاله احمد بن حنبل رواه الترمذي (2587) ورواه أحمد (8813) وأبو يعلي (1367) والحاكم في المستدرك (3490) </text:p>
      <text:p text:style-name="P56">127 – متفق عليه </text:p>
      <text:p text:style-name="P56">رواه البخاري (3265) <text:s/>ومسلم (2834) والترمذي (2589) وموطأ مالك روايه الليثى (1872) وأحمد (2/ 244).</text:p>
      <text:p text:style-name="P56"/>
      <text:p text:style-name="P57">128 – إسناده ضعيف </text:p>
      <text:p text:style-name="P56">فيه دراج بن عبدالله قال النسائي: ليس <text:s/>بالقوي وقال في موضع أخر: منكر الحديث، وقال ابن معين ثقة وقال أحمد: حديثه منكر وقال أبوحاتم: في حديثه ضعف وقال في موضع أخر متروك.</text:p>
      <text:p text:style-name="P56"><text:soft-page-break/>وذكر بن عدي: قول فضلك الرازي فيه عندما ذكرله قول ابن معين في دراج أنه ثقة، فقال:ماهوثقة ولاكرامة له.</text:p>
      <text:p text:style-name="P56">رواه الترمذي (2582) وأحمد (3/374) وابن أبي الدنيا في صفة النار(74) والحاكم(3458).</text:p>
      <text:p text:style-name="P56"/>
      <text:p text:style-name="P57">129 – إسناده ضعيف </text:p>
      <text:p text:style-name="P56">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56"/>
      <text:p text:style-name="P57">130 – إسناده ضعيف جدا </text:p>
      <text:p text:style-name="P56">رواه الترمذي (2584 ، 3322) وأحمد (3/ 70) وعيد بن حميد (931) ومسند أبو يعلي (1289) والطبراني في المعجم الأوسط (3137) وابن حبان (7473)</text:p>
      <text:p text:style-name="P56">قال أبو عيسي الترمذي: هذا حديص لانعرفه إلا من جديص رشدين بن سعد ورشدين قد تكلم فيه من قبل حفظه.</text:p>
      <text:p text:style-name="P56">وفيه دراحج عن أبي الهيصم قد تكلم فيهما وسبق فيهما كلام العلماء.</text:p>
      <text:p text:style-name="P56"/>
      <text:p text:style-name="P57">131 – إسناده ضعيف جدا </text:p>
      <text:p text:style-name="P56">وإسناد هذا الحديث كسابقة.</text:p>
      <text:p text:style-name="P57"/>
      <text:p text:style-name="P57">132 – حسن لكثرة طرقه <text:tab/>(سبق تخريجة برقم (27))</text:p>
      <text:p text:style-name="P56">رواه أحمد (2/ 120، 180، 231) وعبد بن حميد (1222) وأبو سعلي (3993، 3996، 4160، 4069)</text:p>
      <text:p text:style-name="P56"/>
      <text:p text:style-name="P57">133- إسناده ضعيف </text:p>
      <text:p text:style-name="P56">فيه يحيي بن عبيدالله عن ابيه وهما ضعيفان.</text:p>
      <text:p text:style-name="P56">رواه أبن أبى الدنيا في صفة النار (34) وأبو نعيم في حلية الأولياء </text:p>
      <text:p text:style-name="P56"/>
      <text:p text:style-name="P57">134 – سبق برقم (130)</text:p>
      <text:p text:style-name="P56"/>
      <text:p text:style-name="P59">إكمال الناقص <text:s/></text:p>
      <text:p text:style-name="P56"/>
      <text:p text:style-name="P57">140 – إسناده صحيح </text:p>
      <text:p text:style-name="P56"><text:span text:style-name="T6">رواه مسلم (1682) و</text:span>أ[و داود (4568) والترمذي (1411) والنسائي (4821) واحمد (4 ، 245، 246) عبدالرزاق (18351) والدارمي (2425) وابن حبان (1016) وأخرجة البخاري ومسلم من حيص أبي هريرة (6740) </text:p>
      <text:p text:style-name="P56">ورواية الوصل أصح .</text:p>
      <text:p text:style-name="P56"/>
      <text:p text:style-name="P57">141 – متفق عليه </text:p>
      <text:p text:style-name="P56">رواه البخاري (2265، 4417، 7893) ومسلم (1674) وأبو داود (4584) والنسائي (4763، 4764) وابن ماجه (2646، 2957) من طرق عمرا نبن حصين ومحاهد وصفوان بن سعلي عن يعلي بن أمية فذكرة .</text:p>
      <text:p text:style-name="P56"/>
      <text:p text:style-name="P57">142 – متفق عليه </text:p>
      <text:p text:style-name="P56">رواه البخاري (6773، 6776) ومسلم (1706) وأبو داود (4479) والترمذي (1443) وابن ماجة (2570) وأحمد (3، 176، 2474، 272) والدارمي (2460) وغيرهم من طرق عن قتادة عن أنس فذكره </text:p>
      <text:p text:style-name="P56">وفي رواية النسائي في الكبري (5254) زيادة قتادة عن الحسن عن أنس بن مالك زادها شباية بن سوار وسلام بن سليمان وخالفهما أصحاب شعبة فلم يذكروا الحسن</text:p>
      <text:p text:style-name="P56"/>
      <text:p text:style-name="P57">143 – إسناده حسن<text:tab/> فيه أبي الوداك</text:p>
      <text:p text:style-name="P56">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56">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56"><text:soft-page-break/></text:p>
      <text:p text:style-name="P64">إكمال الناقص <text:s/></text:p>
      <text:p text:style-name="P56"><text:s text:c="19"/></text:p>
      <text:p text:style-name="P57">150 – متفق عليه </text:p>
      <text:p text:style-name="P56">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56"/>
      <text:p text:style-name="P57">151 – متفق عليه </text:p>
      <text:p text:style-name="P56">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56"/>
      <text:p text:style-name="P57">152 - <text:s/>صحيح </text:p>
      <text:p text:style-name="P56">اخرجه البخاري (5270) وا لنسائي في الصغري (1956) والترمذي (1429) من طرق عن ابن شهاب الزهري عن ابي سلمه بن عبدالرحمن عن جابر بن عبدالله به </text:p>
      <text:p text:style-name="P56">وله شاهد عند مسلم (1695) من طريق محمد بن جعفر عن شعبه عن سماك بن حرب عن جابر بن سمرة بلفظ مختلف</text:p>
      <text:p text:style-name="P56"/>
      <text:p text:style-name="P57">153 – صحيح</text:p>
      <text:p text:style-name="P56"><text:s/>اخرجه البخاري (5272) من طريق الزهري عن ابي سلمه بن عبدالرحمن عن ابي هريرة به وراه مسلم (1693) من طريق الزهري عن سعيد بن المسيب عن ابي هريرة به ورواه بن ماجه (2554) من طرق عن محمد بن عمرو بن علقمه عن ابي سلمه عن عبدالرحمن عن ابي هر يرة به .</text:p>
      <text:p text:style-name="P56"/>
      <text:p text:style-name="P57">154 – حسن </text:p>
      <text:p text:style-name="P56">اخرجه مسلم (1704) واحمد (1438) من طرق عن ابن جريج عن ابي الزبير عن جابر بن عبدالله واخرجه ابو داود (4452) من طرق عن مجالد بن سعيد عن عامر الشعبي عن جابر بن عبدالله به ومجلد ضعيف </text:p>
      <text:p text:style-name="P56">وله شاهد عند البخراي (1329) من طريق موسي بن عقبه عن نافع عن عمر به .</text:p>
      <text:p text:style-name="P56"><text:s text:c="2"/></text:p>
      <text:p text:style-name="P57">155 – حسن</text:p>
      <text:p text:style-name="P56">اخرجه مسلم (1694) وابو داود (4422) والدارمي (1316) من طرق عن سماك بن حرب عن جابر بن سمرة به وفيه سماك بن حرب صدوق وله شاهد عند البخاري (527-) من طريق ابن شهاب عن ابي سلمه بن عبدالرحمن عن جابر بن عبدالله بلفظ مختلف</text:p>
      <text:p text:style-name="P56"/>
      <text:p text:style-name="P57">156 – صحيح</text:p>
      <text:p text:style-name="P56">أخرجه البخاري (2824) وأبو داود (4427) والنسا ئي في اكلبري (7130/ 7131) وأحمد (2129) وابن أبي شيبة (28582) من طرق عن عكرمة عن ابن عباس مرفوعًا </text:p>
      <text:p text:style-name="P56">وأخرجه مسلم (1693) وأبو داود ت(4425) والترمذي (1427) وأحمد(2202/3028) و عبدالرزاق (13344) من طرق عن سماك بن حرب عن سعيد بن جبير عن ابن عباس مرفوعًا </text:p>
      <text:p text:style-name="P56">وله شواهد عن جابر بن عدبالله وأبي هريرة كما عند البخاري (270-5271) ومسلم (1691/ 4044) <text:s/>وأبو داود (4430) وغيرهم </text:p>
      <text:p text:style-name="P56">وعن بريدة بن الصيب مرفوعًا كما عند مسلم (1695) وغيره</text:p>
      <text:p text:style-name="P56"/>
      <text:p text:style-name="P57">159 – صحيح </text:p>
      <text:p text:style-name="P56">أخرجه البخاري (2152) ومسلم (1703) والنسائي في الكبري (7207) وأحمد (10405) من طرق عن سعيد المقري عن أبيه عن أبي هريرة مرفوعًا </text:p>
      <text:p text:style-name="P56">وأخرجه الترمذي عن الأعمش عن أبي صالح عن أبي هريرة مرفوعًا </text:p>
      <text:p text:style-name="P56"/>
      <text:p text:style-name="P57">160 – صحيح</text:p>
      <text:p text:style-name="P56"><text:soft-page-break/>أخرجه البخاري (2153) وأحمد (17-43) والدارمي (2371) من طرق عن ابن شهاب عن عبيد الله بن عبدالله بن عتبة بن مسعود عن زيد بن خالد الجهني وأبي هريرة مرفوعًا. أسقط البخاري شبل وزاده أحمد وابن ماجه وغيره </text:p>
      <text:p text:style-name="P56">وله شواهد عن عائشة مرفوعًا . كما عند ابن ماجه (2566) وأحمد(24361) <text:s/>(فيه عمار بن أبي فروة وهو ضعيف) </text:p>
      <text:p text:style-name="P56">وعن عبدالله بن مالك الأوسي مرفوعًا كما عند أحمد (19017/ 19018) وفيه بقية بن الوليد وهو مثير التدليس عن الضعفاء، وشبل بن خليد المرني وهو ضعيف</text:p>
      <text:p text:style-name="P56"/>
      <text:p text:style-name="P65">إكمال الناقص <text:s/></text:p>
      <text:p text:style-name="P65"/>
      <text:p text:style-name="P66">168 – إسناده منقطع </text:p>
      <text:p text:style-name="P67">أخرجه أبو داود (2927) ولانسائي في الكبري (6538) والترمذي (1415/2110) وابن ماجه (2642) وأحمد (15745/ 15746) من طرق عن الزهري عن سعيد بن المسيب عن عمر بن الخطاب عن الضحاك بن سفيان الكلابي مرفوعًا وفيه سعيد بن المسيب لم يسمع من عمر بن الخطاب</text:p>
      <text:p text:style-name="P67">وأخرجه مالك (2535) عن الزهري عن عمر بن الخطاب عن الضحاك بن سفيان الكلابي مرفوعًا . أسقط سعيد بن المسيب</text:p>
      <text:p text:style-name="P67">وله شواهد عن عبدالله بن عمر و مرفوعًا كما عند ابن ماجه (2736) وفيه عمر بن سعيد وقيل محمد بن سعيد مجهول وقيل محمد بن سعيد المطلوب وهو كذاب </text:p>
      <text:p text:style-name="P67">وهناك اثر مقطوع عن إبراهيم بن يزيد بن قيس النخعي كما عند الدارمي (2078) وفيه المغيره بن مقسم الضبي وهو يدلس عن إبراهيم .</text:p>
      <text:p text:style-name="P56"/>
      <text:p text:style-name="P56"/>
      <text:p text:style-name="P65">إكمال الناقص <text:s/></text:p>
      <text:p text:style-name="P56"/>
      <text:p text:style-name="P57">174 – صحيحي لغيره </text:p>
      <text:p text:style-name="P56">أخرجه احمد (23169) وعبدالرازق (16907) من طرق عن عمر بن عبدالرحمن بن عون عن رجل من الأنصار فالحديث ضعيف لجهاله الرجل </text:p>
      <text:p text:style-name="P56">وأخرجه ابو داود (3305) عن جابر مرفوعًا بنحوه </text:p>
      <text:p text:style-name="P56">فبهذا صح الحديث</text:p>
      <text:p text:style-name="P56"/>
      <text:p text:style-name="P57">175 – صحيح</text:p>
      <text:p text:style-name="P56">اخرجه مسلم (4247) والنسائي (4936) وعبدالرزاق (16863) من طرق عن منصور بن المعتمر عن عبدالله بن عمر عن ابن عمر مرفوعًا به </text:p>
      <text:p text:style-name="P56"/>
      <text:p text:style-name="P57">176 – صحيح لغيره </text:p>
      <text:p text:style-name="P56">أ<text:span text:style-name="T21">خ</text:span>رجه ابو داود (3290) والترمذي (1524) والنسائي (3803) واحمد (25564) من طرق عن الزهري عن سليمان بن أرقم عن يحيي بن ابي كثير عن ابي سلمه عن عائشة مرفوعًا، وفيه سليمان بن أرقم وهو متروك الحديص </text:p>
      <text:p text:style-name="P56">واخرجه البخاري (6696) عن القاسم بن محمد عن عائشة مرفوعاًا بنحوه</text:p>
      <text:p text:style-name="P56"/>
      <text:p text:style-name="P57">177 – صحيح لغيره</text:p>
      <text:p text:style-name="P56">أخرجه البخراي (1912) و(1901) ومسلم (3136) والنسائي (3255) من طرق عن عبيدالله <text:s/>بن عمر عن نافع عن ابن عمر عن عمر مرفوعًا بنحوه </text:p>
      <text:p text:style-name="P56"/>
      <text:p text:style-name="P57">178 – صحيح </text:p>
      <text:p text:style-name="P56">أخرجه الخاري (2927) ومسلم (3137) واحمد 4780) نوعبدالزراق (7815) من طرق عن ايوب السختياني عن نافع عن ابن عمر عن عمر مرفوعًا بنحوه</text:p>
      <text:p text:style-name="P56"/>
      <text:p text:style-name="P57">179 – صحيح </text:p>
      <text:p text:style-name="P56"><text:soft-page-break/>أخرجه البخاري (2927) ومسلم (3237) واحمد (4780) وعبدالرزاق (7815) من طرق عن ايوب السختياني عن نافع عن ابن عمر عن عمر مرفوعًا بنحوه </text:p>
      <text:p text:style-name="P56"/>
      <text:p text:style-name="P56">180 - ?????</text:p>
      <text:p text:style-name="P56"/>
      <text:p text:style-name="P57">181 – صحيح لغيره </text:p>
      <text:p text:style-name="P56">أخرجه البخاري في الادب المفرد (783) </text:p>
      <text:p text:style-name="P56">(2117) واحمد (1845) من طرق عن الاصلع عن عبدالله الكندي عن يزيد بن الأصم عن ابن عباس مرفوعًا وفيه الأصلع وهو مقبول ولم يتابع . </text:p>
      <text:p text:style-name="P56">واخرجه &gt;&gt;&gt;&gt;&gt;&gt;&gt;&gt;&gt;&gt;&gt;&gt;&gt;&gt;&gt;&gt;&gt;&gt;&gt;&gt;(غير واضح يرجي مراجعه <text:s/>الشيخ احمد سعيد)</text:p>
      <text:p text:style-name="P56"/>
      <text:p text:style-name="P57">182 – صحيح</text:p>
      <text:p text:style-name="P56">أخرحه النسائي (4333) وبن ماجة (3197) عن عبدالكريم الجزري عن عطاء بن ابي رباح عن جابر مرفوعًا وسده صحيح</text:p>
      <text:p text:style-name="P56"/>
      <text:p text:style-name="P57">183 – صحيح</text:p>
      <text:p text:style-name="P56">اخرجه البخاري (5520) من طريق محمد بن علي عن جابر مرفوعًا وله شاهد من حديص ابن.. عند البخاري (552) </text:p>
      <text:p text:style-name="P56"/>
      <text:p text:style-name="P57">184- صحيح </text:p>
      <text:p text:style-name="P56">اخرجه البخاري (5112) <text:s/>ومسلم (1943) وحم (26297) من طرق عن هشام بن عروه عن فاطمه بنت <text:s/>المنذر عن اسماء مرفوعًا </text:p>
      <text:p text:style-name="P56"/>
      <text:p text:style-name="P57">185 – صحيح </text:p>
      <text:p text:style-name="P56">اخرجه البخاري(4217) ومسمل (3590) وحم(4720) من طرق عن عبيدالله بن عمر عن نافع عن ابن عمر مرقوعًا </text:p>
      <text:p text:style-name="P56"/>
      <text:p text:style-name="P57">186 – صحيح </text:p>
      <text:p text:style-name="P56">اخرجه مسلم (1064) والطيالسي (2189) وابو عوانه (4349)من طرق عن علي بن ابي طلحه عن ابي الوداك عن ابي سعيد الخدري مرفوعًا به </text:p>
      <text:p text:style-name="P56"/>
      <text:p text:style-name="P57">187 – صحيح</text:p>
      <text:p text:style-name="P56">اخرجه أحمد (17389ت) وله شاهد عند البخاري (5527) “نهي النبي عن كل ذي ناب في الباع" من طرق عن الزهري عن ابي ادريس الخولاني عن ابي ثعلبه مرفوعُا</text:p>
      <text:p text:style-name="P56"/>
      <text:p text:style-name="P57">188 – صحيح لغيره </text:p>
      <text:p text:style-name="P56">اخرجه ابو داود (3801) وابن ماجه (3236) من طرق عن عبدالله بن عبيد الله عن عبدالرحمن عبن عبدالله عن جابر مرفوعًا بنحوه</text:p>
      <text:p text:style-name="P56"/>
      <text:p text:style-name="P57">189 – صحيح </text:p>
      <text:p text:style-name="P56">اخرجه البخاري (2572) ومسلم (1954) واحمد (11772) من طرق <text:s/>عن شعبه عن هشام بن ويد بن انس عن انس بن مالك مرفوعًا </text:p>
      <text:p text:style-name="P56"/>
      <text:p text:style-name="P57">190 – صحيح</text:p>
      <text:p text:style-name="P56">اخرجه البخاري (1707) عن عروه عن عائشة مرفوعًا ولم يذكر فيه لفظة "الحية" ومسلم (1198) من طرق عن محمد بن معمر عن شعبه عن قتادة بن سعيد بن المسب عن عائشة مرفوعًا ولم يذكر فيه لفظة "العقرب"</text:p>
      <text:p text:style-name="P56"/>
      <text:p text:style-name="P57">191 – صحيح</text:p>
      <text:p text:style-name="P56">اخرجه البخاري (5391) ومسلم (1949) والنسائي (4316) وحم (16374) من طرق عن ابن المبارك وابن وهب عن يونس بن يزيد عن الزهري عن ابي ثمامه عن بن علي عن خالد بن الوليد مرفوعًا </text:p>
      <text:p text:style-name="P56"><text:soft-page-break/></text:p>
      <text:p text:style-name="P57">192 – صحيح </text:p>
      <text:p text:style-name="P56">ارخجه البخاري (1492) ومسلم (364) من طرق عن الزهري عن ابن شهاب عن عبدالله بن عبدالله بن علي عن ابن عباس مرفوعًا بنحوه </text:p>
      <text:p text:style-name="P56"/>
      <text:p text:style-name="P57">193 – صحيح لغيره</text:p>
      <text:p text:style-name="P56">اخرحه مسلم (733) عن الزهري عن عبدالله عن ابن عباس بنحوه مرفوعًا </text:p>
      <text:p text:style-name="P56"/>
      <text:p text:style-name="P57">194 – صحيح لغيره </text:p>
      <text:p text:style-name="P56"><text:span text:style-name="T6">اخرجه البخاري (2236) ومسلم (1583) وابو</text:span> داد (3486) واحمد (14063) من طرق عن يزيد عن عطاء بن ابي ­رباح عن جابر مرفوعًا </text:p>
      <text:p text:style-name="P56"/>
      <text:p text:style-name="P57">195 – صحيح </text:p>
      <text:p text:style-name="P56">اخرجه مسلم (2119) واحمد (14628) عن ابن جريج عن ابي الزبير عن جابر مرفوعًا بنحوه </text:p>
      <text:p text:style-name="P56">واخرجه احمد (5955) عن سالم عن ابن عمر مرفوعًا بنحوه </text:p>
      <text:p text:style-name="P56"/>
      <text:p text:style-name="P57">196 – صحيح </text:p>
      <text:p text:style-name="P56">اخرجه ابو داود (5267) وابن حبان (462:12) من طرق عن ابن جريج عن عبدالله بن ابي لبيد عن الزهري عن عبيدالله بن عبدالله بن عتبه عن ابن عباس مرفوعًا به </text:p>
      <text:p text:style-name="P56"/>
      <text:p text:style-name="P57">197 – صحيح</text:p>
      <text:p text:style-name="P56"><text:s/>اخرجه البخاري (3319) ومسلم (2242) من طرق عن ابي الزناد عن عبدالحمن بن هرمز (الأعرج) عن ابي هريرة مرفوعًا بنحوه</text:p>
      <text:p text:style-name="P56"/>
      <text:p text:style-name="P57">198 – صحيح </text:p>
      <text:p text:style-name="P56">اخرجه البخاري (2650) ومسلم (1623) واحمد (17899) وابو عوانه (5678) من طرق عن ابو حيان التيمي عن الشعبي عن النعمان بن بشير مرفوعًا بنحوه</text:p>
      <text:p text:style-name="P56"/>
      <text:p text:style-name="P57">199 – حسن </text:p>
      <text:p text:style-name="P56">أخرجه النسائي (6480) وابن حبان (5098) من طرق عن فطر بن خليد عن مسلم بن صبيح عن النعمان بن بشير مرفوعًت بنحوه</text:p>
      <text:p text:style-name="P56"/>
      <text:p text:style-name="P57">200 – صحيح</text:p>
      <text:p text:style-name="P56">اخرجه البخاري (2589) ومسلم (1622) والترمذي (6497) وابو داود (3538) واحمد (1875) من طرق عن عكرمة وسعيد بن المسيب وسعيد بن جبير وطاوس، اربعتهم عن ابن عباس مرفوعًا</text:p>
      <text:p text:style-name="P56"/>
      <text:p text:style-name="P57">201 – صحيح لشواهدة</text:p>
      <text:p text:style-name="P56">أخرجه احمد (6904) من صحاح بن ارطاه عن عمرو بن سيقي عن ابيه عن حدة قال ابو نعيم في الحليه " لم يسمع الحجاج من عمرو بن سيقي إلا اربعه احاديث والباقي عن محمد بن عبيدالله العزرمي </text:p>
      <text:p text:style-name="P56">واما عن روايه بن المبارك قفال المزي في التهذيب انه روي عن عمرو بن شعب (أي اسماة بن زيد الليثي) </text:p>
      <text:p text:style-name="P56">واخرجه الترمذي (2131) غلي حسين المكتب (المعلم) عن عمرو بن سيقي عن طاوس عن ابن عمر بنحوه </text:p>
      <text:p text:style-name="P56">وقال الترمذي" وفي الباب عن بن عباس وعبدالله بن عمرو فالحديص صحيح لشواهدة"</text:p>
      <text:p text:style-name="P56"/>
      <text:p text:style-name="P57">202 – صحيح </text:p>
      <text:p text:style-name="P56">اخرجه ابو داود (3539) والترمذي (2132) من طرق عن الحسين بن ذكران (المعلم) عن طاووس عن بن عباس وابن عمر مرفوعًا بنحوه</text:p>
      <text:p text:style-name="P56"/>
      <text:p text:style-name="P57">203 – صحيح </text:p>
      <text:p text:style-name="P56">ارخجه ابو داود (3556) والحمدي (1327) والنسائي (3731) عن محمد بن عبدالله بن يزيد واسحاق بن إسماعيل كلاهما عن ابن عيينه عن ابن جريج عن عطاء عن جابر مرفوعًا بنحوه</text:p>
      <text:p text:style-name="P57"><text:soft-page-break/>204 – صحيح لشواهدة </text:p>
      <text:p text:style-name="P56">أخرجه احمد (13889) والطبراني في الكبير (735) من طرؤق عن عبدالله بن محمد بن عقيل (وهو للفقه اقرب) عن محمد بن علي بن الحنفيةه عن معاوية مرفوعًا </text:p>
      <text:p text:style-name="P56">واخرجه مسلم (4209) عن شعبه عن قتاده عن عطاء بن ابي رباح عن جابر مرفوعا بلفظ (العمره جائزة) </text:p>
      <text:p text:style-name="P56">واخرجه احمد عن هشام بن يحيي عن فتادة عن سليمانعن النضر بن انس عن بشر عن ابي هريرة بلفظ مسلم</text:p>
      <text:p text:style-name="P56"/>
      <text:p text:style-name="P57">205 – صحيح </text:p>
      <text:p text:style-name="P56"><text:span text:style-name="T6">اخرجه احمد عن معمر (21138) وا</text:span>لنسائي (6509) عن سفيان كلاهما عن عمرو بن دينار عن طاوس بن صجر المدري عن زيد بن ثابت مرفوعًا بمثله </text:p>
      <text:p text:style-name="P56"/>
      <text:p text:style-name="P57">206 – صحيح</text:p>
      <text:p text:style-name="P56">اخرجه البخاري (2626) ومسلم (1628) والنسائي (6550) واحمد (8362) من طرق عن قتده عن سليمان بن يسار من النضر بن انس من بشير بن نهيك عن ابي هريرة مرفوعًا بمثله </text:p>
      <text:p text:style-name="P56">واخرجه مسلم (1627) واحمد (13762) عن <text:s/>شعبه عن قتادة عن عطاء بن ابي رباح عن جابر مرفوعًا بنحوه </text:p>
      <text:p text:style-name="P56"/>
      <text:p text:style-name="P57">207 – صحيح لغيره </text:p>
      <text:p text:style-name="P56">اخرجه الترمذي (1349) واحمد (10345) عن سعيد بن ابي عروبة عن قتاده عن الحسن بن يسار (الصبري) عن سمرة والحسن لم يسمع من سمره الاحاديث العتيفة فهم متقطع </text:p>
      <text:p text:style-name="P56">واخرحه احمد (9546) عن سعيد بن ابي عروه عن قتاجدة عن النضر بن انس عن بشر بن نهيك عن ابن هريرة مرفوعًا بلفظه </text:p>
      <text:p text:style-name="P56"/>
      <text:p text:style-name="P57">208 -ضعيف</text:p>
      <text:p text:style-name="P56">اخرجه بن المبارك (208) عن سعيد بن ابي عروبه عن الحسن عن سمرة مرفوعًا بنحوه ولم يسمع الحسن من سمرة إلا حجيص العقيدة </text:p>
      <text:p text:style-name="P56"/>
      <text:p text:style-name="P57">209 – صحيح</text:p>
      <text:p text:style-name="P56">اخرجه بن المبارك (209) عن سعيد بن ابي عروه عن قتادة عن النضر بن انس عن بشر بن نهيك عن ابي هريرة مرفوعًا بنحوه</text:p>
      <text:p text:style-name="P56"/>
      <text:p text:style-name="P57">210 – إسناده حسن</text:p>
      <text:p text:style-name="P56">اخرحه ابو داود (3549) والترمذي (670) وابن ماجه (2392) واحمد (6727) من طرق عن عمرو بن شعيب عن ابيه عن جده (عبدالله بن عمرو) مرفوعًا بنحوه</text:p>
      <text:p text:style-name="P56"/>
      <text:p text:style-name="P57">211 – صحيح</text:p>
      <text:p text:style-name="P56">اخرجه مسلم (1622) والنسائي (3693) وابن ماجه (2391) من طرق عن الاوزاعي ويحيي بن يونس كلاهما عن محمد بن علي بن حسين عن سعيد بن المسيب عن ابن عباس مرفوعًا </text:p>
      <text:p text:style-name="P56"/>
      <text:p text:style-name="P57">212 – صحيح </text:p>
      <text:p text:style-name="P56">اخرجه البخاري (2773) ومسلم (3093) والنسائي (116) من طرق عن ابن عون والنسائي (3604) عن عبيد الله بن عمر كلاهما عن نافع عن ابن عمر عن عمر مرفوعًا بنحوه </text:p>
      <text:p text:style-name="P56"/>
      <text:p text:style-name="P57">213 – صحيح لغيره </text:p>
      <text:p text:style-name="P56">اخرجه البخاري عن محمد بن عبدالرحيم <text:s/>(6715) ومسلم (1510) كلاهما مسلم ومحمد بن عن داود بن رشيد عن الوليد بن مسلم عن …. عن زيد بن اسلم عن علي بن حسين عن سعيد بن عبدالله …</text:p>
      <text:p text:style-name="P56"/>
      <text:p text:style-name="P57">214 – صحيح لطرقه </text:p>
      <text:p text:style-name="P56">اخرجه احمد (15582) وابو داود (3964) والنسائي (4872 من طرق عن ابراهيم عن ابي ….</text:p>
      <text:p text:style-name="P56"/>
      <text:p text:style-name="P57">215 – صحيح </text:p>
      <text:p text:style-name="P56"><text:soft-page-break/>اخرجه البخاري (2521) (2525) ومسلم (1503) من طرق عن نافع وسالم عن عبدالله بن عمر كلاهما عن عمر مرفوعًا بنحوه </text:p>
      <text:p text:style-name="P56"/>
      <text:p text:style-name="P57">216 – مرسل </text:p>
      <text:p text:style-name="P56">اخرجه بن المبارك (216) عن اسامه بن زيد الليثي عن سليمان بن يسار مرسلاً</text:p>
      <text:p text:style-name="P56"/>
      <text:p text:style-name="P57">217 – صحيح</text:p>
      <text:p text:style-name="P56">اخرجه البخاري (2523) (2524) ومسلم (3151) والترمذي (1346) وابو داود (394) وابن ماجه (2528) من طرق عن سالم وناقع كلاهم عن بن عمر <text:s/>مرفوعًا بنحوه </text:p>
      <text:p text:style-name="P56">واخرحه (بن ماجه (2527) ) والبخراي (9492) من طرق عن سعيد ابن ابي عروة عن قتادة عن النضر بن انس عن بشر بن نهيك عن ابي هريرة مرفوعًا </text:p>
      <text:p text:style-name="P56">وذكر بن الاثير في (جامع الاصول) استسقي غير مشقوق عليه لا يثتبه اكبر أهل النقل مسندا عن النبي وبن عوق انه عن عتيا قتادة </text:p>
      <text:p text:style-name="P56"/>
      <text:p text:style-name="P57">218 – صحيح </text:p>
      <text:p text:style-name="P56">البخاري (2053) و (7749) ومسلم (1459) وابو داود (2273) من طرق عن الزهري بن عروة عن عاشئة مرفوعًا بنحوه </text:p>
      <text:p text:style-name="P56"/>
      <text:p text:style-name="P57">219 – صححي لطرقة </text:p>
      <text:p text:style-name="P56">اخرجه مسلم (1440) والنسائي (9026) واحمد (13936) من طرق عن حابر مرفوعًا بنحوه </text:p>
      <text:p text:style-name="P56"/>
      <text:p text:style-name="P57">220 –صحيح</text:p>
      <text:p text:style-name="P56"><text:s/>اخرجه البخاري (5305) ومسلم (1502) والترمذي (2128) وابن ماجه (2002) من طرق عن الزهري .</text:p>
      <text:p text:style-name="P56">عن سعيد بن المسيب وابي سلمه (عبدالله بن عبدالرحمن بن عوف) كلاهما سعيد وابو سلمه عن ابي هريرة مرفوعًا</text:p>
      <text:p text:style-name="P56"/>
      <text:p text:style-name="P57">221 – صحيح</text:p>
      <text:p text:style-name="P56">اخرجه البخاري (6947) ومسلم (1669) والترمذي (1219) والنسائي (4979) واحمد (14541) من طرق عن عمرو بن دينا عن جابر مرفوعًا</text:p>
      <text:p text:style-name="P56"/>
      <text:p text:style-name="P56"><text:span text:style-name="T2">222 – صحيح </text:span></text:p>
      <text:p text:style-name="P56">اخرجه البخاري (6756) ومسلم (1508) والترمذي (1236) وابن ماجه (2747) واحمد (5472) من طرق عن عبدالله بن دينار عن ابن عمر مرفوعًا </text:p>
      <text:p text:style-name="P56">وقال المام احمد هذا حديث منكر ويقصد بنالمنكر هنا تفرد عبدالله بن دينا عن بن عمر دون سائر الرواد عن ابن عمر <text:s/></text:p>
      <text:p text:style-name="P56"/>
      <text:p text:style-name="P57">223 – صحيح </text:p>
      <text:p text:style-name="P56">اخرجده البخاري (2563) ومسلم (1504) وابو داود (3929) عن طرق عن عروه بن الزبير عن عائشة مرفوعًا </text:p>
      <text:p text:style-name="P56"/>
      <text:p text:style-name="P57">224 – ضعيف </text:p>
      <text:p text:style-name="P56">اخرجه الترمذي (1365) وابو داود (3949) واحمد (9663) والبزار (4565) من طرق </text:p>
      <text:p text:style-name="P56"/>
      <text:p text:style-name="P57">225 – اسناده حسن </text:p>
      <text:p text:style-name="P56">اخرجه الترمذي (1655) وابن ماجه (2518) والنسائي (4313) <text:s/>واحمد (73680) من طرق عن محمد بن عجلان عن سعيد المقبري عن ابي عهريرة مرفوعًا <text:line-break/></text:p>
      <text:p text:style-name="P57">226 -صحيح موقوف</text:p>
      <text:p text:style-name="P56">أخرجه ابن ماجه برقم (28) من طريف مجالد عن عامر الشعبي عن قرظة بن كعب عن عمر بن الخطاب رضي الله عنه موقوفا به <text:s text:c="2"/>وفيه مجالد بن سعيد وهو ضعيف. </text:p>
      <text:p text:style-name="P56"><text:soft-page-break/>واخرجه الدارمي في مسندة (2287) ولاحاكم في المستدرك (347) من قرظة بن كعب عن عمر بن الخطاب موقوفًا به </text:p>
      <text:p text:style-name="P56">وأخرجه ابن الجوزي في مقدمة كتابة الموضوعات (50) من طريق أشعث بن سوار عن عامر الشعبي عن قرظة عن عمر بن الخطاب موقوفا ومرفوعًا </text:p>
      <text:p text:style-name="P56">وفيه أشعث بن سوار وهو ضعيف</text:p>
      <text:p text:style-name="P56">وله شاهد من جديص ابن عباس رضي لالله عنهما – كما في أمالي ابن بشران 157 3، وفيه عبدالالأعاي الثعلبي وهو إلي الضعف أقرب. </text:p>
      <text:p text:style-name="P56"/>
      <text:p text:style-name="P68">227 – صحيح</text:p>
      <text:p text:style-name="P69">أخرجه أحمد <text:s/>(4333) والبزار <text:s/>(1943) والدارمي (289) وغيرهم من طرق عامر <text:s/>الشعبي عن مسروق وعائشة عن ابن مسعود مرفوعًا </text:p>
      <text:p text:style-name="P69">واخرجه أخمد (4015) والحاكم (376) من طرق عن يحيي بن وثاب عن مسروق عن ابن مسعود مرفوعًا </text:p>
      <text:p text:style-name="P69">وأخرجه الرمهرموي في المحدث الفاصل بني الراوي والواعي من طرق عن الأعمش عن عمارة بن عمير عن عبدالرحمن بن يزيد عن ابن مسعود مرفوعًا </text:p>
      <text:p text:style-name="P68"/>
      <text:p text:style-name="P68">228 – إسناده صحيح (صحيح لغيره وطرقه) </text:p>
      <text:p text:style-name="P69">أخرجه ابن ماجه (23) والطيالسي (324) وابن ابني شيبه (26222) وغيرهم من طرق عن مسلم البطين عن عمرو بن ميمون عن ابن مسعود مرف وعًا وابن ماجه وابن ابي شيبة إبراهيم التيمي .</text:p>
      <text:p text:style-name="P68"/>
      <text:p text:style-name="P70">229 – صححي<text:span text:style-name="T22">ح</text:span> موقوف (إسناده صحيح موقوف) </text:p>
      <text:p text:style-name="P71">أخرجه ابن ماجه (27) والدارمي (439) من طرق عن معمر عن انب طاوس عن طاووس عن انب عباس <text:span text:style-name="T23">موقوفًا </text:span></text:p>
      <text:p text:style-name="P70"/>
      <text:p text:style-name="P72">230 – إسناده صححي موقوف</text:p>
      <text:p text:style-name="P73">أخرجه ابن ماجه (29) والدارمي (286) وابن أبي شيبة (26226) الحاكم (6110) وغيهرم من طرق عن يحيي بن سعيد عن السائب بن يزيد موقوفًا </text:p>
      <text:p text:style-name="P73">وله شاهد من حديص أبي بكر رضي الله عنه مرفوعًا </text:p>
      <text:p text:style-name="P72"/>
      <text:p text:style-name="P74">231 – إسناده صحيح موقوف</text:p>
      <text:p text:style-name="P75">أخرجه الدارمي (617/ 618) والحاكم (6391، 6393) وابن أبي شيبة (26133) وغيرهم من طرق عن ابي نضرة عن أبي سعيد الخدري موقوفًا</text:p>
      <text:p text:style-name="P74"/>
      <text:p text:style-name="P74">232 – إسناده صحيح موقوف</text:p>
      <text:p text:style-name="P75">أخرجه مسلم (58) والنسائي (11056) وفي عمل اليوم والليه (1106) وأبو عوانة (85) وأبو يعلي (1506) وغيرهم من طرق عن سليمان بن المغيرة عن ثابت عن أنس عن محمود بن الربيع عنا عبان بن مالك موقوفًا </text:p>
      <text:p text:style-name="P74"/>
      <text:p text:style-name="P74">233 – إسناده ضعيف </text:p>
      <text:p text:style-name="P75">أخرجه عبدالغني المقدس في نهاية المراد كلام خير العباد (183) </text:p>
      <text:p text:style-name="P75">وابن بطه في الإبانه الكبري (267) </text:p>
      <text:p text:style-name="P75">والإجري في الشريعة (98)</text:p>
      <text:p text:style-name="P75">وابن عبدالبر في جامع بيان العلم وفضله (ج2/ 1192ص) من طريق بن المبارك </text:p>
      <text:p text:style-name="P75">والخطيب البغدادي في القصية والمتعقة من طريق الواقدي وكلاهما (ابن المبارك والواقدي عن معمر عن علي بن زيد بن جدعان وهو ضعيف عن ابي نقرة عن عمران بن حصيص موقوفًا </text:p>
      <text:p text:style-name="P75">ورواه البيهقي في دلائل النبوة ج/35 من طريق حبيب بن ابي فصالة المالكي وهو ضعيف عن عمران بن حصيص موقوفا </text:p>
      <text:p text:style-name="P75">وذكره اليسوطي في مفتاح الجنة ص10 .</text:p>
      <text:p text:style-name="P74"/>
      <text:p text:style-name="P74">234 – إسناده صحيح موقوف عن أنس بن مالك </text:p>
      <text:p text:style-name="P75">((لم أجده إلا عن المصنف وسنده صحيح))</text:p>
      <text:p text:style-name="P74"/>
      <text:p text:style-name="P74"><text:soft-page-break/>235 – إسناده ضعيف (ضعيف منقطع) </text:p>
      <text:p text:style-name="P75">أخرجه أحمد (13803) والبيهقي في شعب الإيمان (72175) و (7276) </text:p>
      <text:p text:style-name="P75">والخطيب البغدادي في موضح أوهام الجمع والتفريق <text:span text:style-name="T24">ج2 / </text:span><text:span text:style-name="T25">ص48 </text:span></text:p>
      <text:p text:style-name="P76">وأبو نعيم في الحليه (ح8/ ص179) والطبراني في مكارم الأخلاق (76) من طرق عن ابن المبارك عن عبيد الله بن موهب وهو ضعيف عن مالك بن محمد بن حارثة الأنصاري عن أنس بن مالك مرفوعًا (ومالك بن محمد لم يسمع من أنس)</text:p>
      <text:p text:style-name="P77"/>
      <text:p text:style-name="P77">236 –<text:span text:style-name="T26">(……….) </text:span><text:span text:style-name="T6"><text:s/></text:span><text:span text:style-name="T27">أخرحه البخاري (6878) ومسلم (1676), وأبو داود (4352) والنسائي (4721) والترمذي (1402) وابن ماجه (2534) وأحمد (4245) وغيرهم من طرق عن سليمان بن مهران(الأعمش) عن عبدالله بن مرة عن مسروق عن عبدالله بن مسعود رضي الله عنه – مرفوعًا </text:span></text:p>
      <text:p text:style-name="P78">كما عند مسلم (1676) </text:p>
      <text:p text:style-name="P78">وله شواهد منها حديث عائشة رضي الله عنها مرفوعًا </text:p>
      <text:p text:style-name="P78">وحديص عثمان بن عفان رضي الله عنه مرفوعًا بمثله كخما عند الترمذي (2158) </text:p>
      <text:p text:style-name="P79"/>
      <text:p text:style-name="P80">237 – صحيح</text:p>
      <text:p text:style-name="P81">رواه ابن ماجه (3944) واحمد برقم (19069) والحميدي برقم (798) ونعيم بن حماد في الفتن برقم (416) وابو عوانه (4019) وابن ابي شيبة (37172) والطبراني في الكبير (7415) وغيرهم من طرق عن إسماعيل بن أبي خالد عن قيس بن أبي حازم عن الصانيحي مرفوعًا به </text:p>
      <text:p text:style-name="P81">وفي رواية نعيم وأبي عوانه والطبراني عن الصنايح وهو الصواب كما أشار ابن ابي حاتم في العلل</text:p>
      <text:p text:style-name="P81">وفي باقي الورايات الصنايحي </text:p>
      <text:p text:style-name="P81">ورواه الطبراني في الكبير (7414) وأبو يعلي (1452) من طرق عن ماجالد بن سعيد عن قيس بن ابي خالد عن الصنايح مرفوعًا به وفيه محالد بن سعيد وهو ضعيف </text:p>
      <text:p text:style-name="P81">وفي الباب عن ابن مسعود وحضيفة وحندب وسهل بن سعد وابي هريرة وابن عباس وابي بكرة </text:p>
      <text:p text:style-name="P80"/>
      <text:p text:style-name="P80">238 – إسناده ضعيف </text:p>
      <text:p text:style-name="P81">أخرجه نعيم بن حماد (371) وابن ماجه ((2618) وأحمد والبيهقي في شعب الإمان (4947) من طرق عن إسماعيل بن أبي خالد عن عبدالرحمن بن عائذ عن عقبة بن عامر الحهني مرفوعاً به </text:p>
      <text:p text:style-name="P81">وفيه عبدالرحمن بن عائذ وهو ضعيف, وله شاهد كما عند البخاري في الأدب المفرد 413 وعبدبن حميد 785 والطبراني في الكبير (4-130) من طرق عن ليث بن ابي سليم عن ابي فزارة عن يزيد بن الأصم عن ابن عباس مرفوعًا بلفظ "ثلاث من لم يكن فيه غفر له ماسواه لمن شاء, من مات لا يشرك بالله شيئًا ولم يكن ساخرًا يتبع السهرة ولم يحقد علي أخيه" وفيه ليث بن أبي سليم وهو ضعيف الحديث</text:p>
      <text:p text:style-name="P80"/>
      <text:p text:style-name="P82">239 – إسناده صحيح </text:p>
      <text:p text:style-name="P83">أخرجه مسلم (1218) من طريق حاتم بن إسماعيل المدني عن جعفر بن محد عن ابيه وجابر عن عبدالله مرفوعًا به </text:p>
      <text:p text:style-name="P83">واخرجه أحمد (23489) من طريق إسماعيل والحارث في مسنده (51) وابو نعيم في معرفة الصحابة (7300) من طريق عن الوهاب بن عطاء الخفاف </text:p>
      <text:p text:style-name="P83">وأخرجه البيهقي في شعب الإيمان (4774) من طريق شيبه أبو تلابة (وهو ضعيف) </text:p>
      <text:p text:style-name="P83">وثلاثتم (إسماعيل وعبدالوهاب وشيبه ) عن سعيد الجريري عن ابي نضره عن ابر بن عبدلله مرفوعًا به </text:p>
      <text:p text:style-name="P83"/>
      <text:p text:style-name="P83">وله شواهد من حديص ابي بكره كما عند البخاري (67) ومسلم (1679) وأحمد (20386) وابن ماجه (233) وغيرهم </text:p>
      <text:p text:style-name="P82"/>
      <text:p text:style-name="P82">240 – إسناده صحيح </text:p>
      <text:p text:style-name="P83">أخرجه أبو داود (2629)، (2641) والترمذي (2790) من طريق سعيد بن يعقوب الطالقاني عن ابن المبارك عن حيم د الطويل عن انس به مالك مرفوعًا به </text:p>
      <text:p text:style-name="P83"/>
      <text:p text:style-name="P83">وله شواهد منها حديص أبي بكر مرفوعًا كما عند النسائي في السنن الكبري (4287) وفيه عمرو بن عاصم صدوق في حفظة شئ وعمران القطان صدوق يهم </text:p>
      <text:p text:style-name="P83"><text:soft-page-break/>وحدي<text:span text:style-name="T22">ث</text:span> أبي هريرة مرفوعًا كما عند مسلم 34، و؛أحمد (67) وفيه سفيان بن حسين وهو ضعيف في الزهري وابن ماجه (72) وفيه أبو جعفر وهو ضعيف وغيرهم </text:p>
      <text:p text:style-name="P83">وحديص ابن عمر مرفوعًا كما عند البرخاي (225) ومسلم (36) (22) وحديص حابر بن عبدالله مرفوعًا كما عند مسلم (35) </text:p>
      <text:p text:style-name="P83"/>
      <text:p text:style-name="P82">241 – إسناده صحيح </text:p>
      <text:p text:style-name="P83">أخرجه الترمذي (2165) وأحمد (114) من طرق عن محمد بن سوقه عن عبدالله بن دينا عن ابن عمر عن عمر بن الخطاب مرفوعًا به </text:p>
      <text:p text:style-name="P83">وأخرجه النسائي (9175) وابن ماجه (2363) وأحمد 177) وغيهرم من طرق عن عبدالملك بن عمير عن عبدالله بن الزبير وجابر بن سمره عن عمر بن الخطاب مرفوعًا به وفيه عبدالملك بن عمير </text:p>
      <text:p text:style-name="P83">قال أبو حاتم: تغير حفظه ، ليس بحافظ / ابن معين: مخالط/ احمد بن حنبل: مضرب الخديث جدا</text:p>
      <text:p text:style-name="P83">احتج به أصحاب الكتب التسه جميعًا </text:p>
      <text:p text:style-name="P82"/>
      <text:p text:style-name="P84">وله شواهد لبعض فقراته عن عمران بن حصين مرفوعًا كما عند البخاري (695)) وعن عبدالله بن مسعود مرفعًا كما عند مسلم (2433) وابن ماجه (2362) </text:p>
      <text:p text:style-name="P85">خيركم ق<text:span text:style-name="T22">رن</text:span>ي ثم الذين يلونهم ثم الذين يلونهم</text:p>
      <text:p text:style-name="P86"/>
      <text:p text:style-name="P86"><text:span text:style-name="T28">242 – صحيح</text:span><text:span text:style-name="T29"> </text:span></text:p>
      <text:p text:style-name="P87">أخرجه أبو داود (476)، والترمذي (2264) وأحمد (26528) وابن ابي شيلة (38451) وأبو عوانة (7604، 7161) من طرق عن الحسن البصري عن ضبة بن محصن عن أم سلمة رضي الله عنها مرفوعًا <text:span text:style-name="T30">(وفيه هشام بن حسان ثفة وفي روايته عن الحسن مقال لكن تابه المعلي بن زياد وقتادة السدوسي)</text:span></text:p>
      <text:p text:style-name="P88">وأخرجه البخاري في التاريخ الكبير (5955) ومسلم (1854) وأبو عوانة (7604، 7161) من طرق عن قتادة عن احلسن عن ضبة عن أم سلمة مرفوعًا </text:p>
      <text:p text:style-name="P88">وله شواهد عن أبي هريرة مرفوعًا كما عند ابن حبان (6658) وفيه الوليد لم يقيده المؤلف ويحتمل أن يكون ابن مسلم وأن يكون ابن مزيد وكلاهما يروي عن دحيم وكلاهما يروي عن الأوزاعي وهما ثقتان الأول روي له الشيهان لكنه يدلس تدليس تسوية والثاني لايدلس وري له ألو داود والنسائي وباقي النسد رجله ثقات ورجال الشيخين إلا عبدالرحمن بن إبراهيم فمن رجال البخاري</text:p>
      <text:p text:style-name="P88"/>
      <text:p text:style-name="P88">وعن ابن عباس مرفوعًا كما عند ابن أبي شيبة (40544، 38898) وفيه الهياج بن بسطام الحنظلي وهو ضعيف جدًا وفيه أيضا ليص بن أبي سليم وهو ضعيف </text:p>
      <text:p text:style-name="P88"/>
      <text:p text:style-name="P89">243 – إسناده ضعيف </text:p>
      <text:p text:style-name="P88">أخرجه مسلم 1855، وأحمد 3999 والدارمي 2839، والبزار 2752، وأبو عوانة 7182, وابن أبي عاصم في السنه عن عوق بن مالك مرفوعًا به </text:p>
      <text:p text:style-name="P88">وله شواهد من حديص عمر بن الخطاب مرفوًا كما عند الترمذي 2264، وفيه محمد بن أبي حميد و هو ضعيف، وحديص أبي سعيد الخدري مرفوعًا كما عند أحمد 11224، 11231 وفيه الوليد وهو مجهول </text:p>
      <text:p text:style-name="P88"/>
      <text:p text:style-name="P89">244 – صحيح </text:p>
      <text:p text:style-name="P88">أخرجه البخاري 3603 ومسلم 1843، والترمذي 2336، وأحمد 4127 وأبو عوانة (7574 وغيرهم من طرق عن الأعمش عن زيد بن وهب عن ابن مسعود رضي الله عنه مرفوعًا </text:p>
      <text:p text:style-name="P88"/>
      <text:p text:style-name="P89">245 – إسناده صحيح </text:p>
      <text:p text:style-name="P88">أخرجه أبو داد (4261) وابن ماجه (3958)، وأحمد 21325) والطيالسي (461) والبزار (3929) وابن أبي شي<text:span text:style-name="T31">ب</text:span>ة (37123) <text:s/>وعبدالرزاق (<text:span text:style-name="T31">20729) وابن حبان (5929) وغيرهم من طرقعن أبي عمر ان الجوني عن عبدالله الصامت عن أبي ذر رضي الله عنه مرفوعًا </text:span></text:p>
      <text:p text:style-name="P90">وأختلف عن أبي عمران الجوني، فرواه جماعة (حماد بن سلمه ومرحوم وأبان بن يزيد ومعمر وعبدالعزيزي بن عبدالصمد) عنه عن عبدالله بن الصامت عن أبي ذر مرفوعًا</text:p>
      <text:p text:style-name="P90">إلا حماد بن زيد فرواه عنه عن المشعص بن طريق عن عبدالله بن الصامت عن أبي ذر "زاد المشعث وهو مقبول وتابعة محمد بن المسيب وهو مجهول كما عند أبي عنيم في الحليه (ج8/ ص251)</text:p>
      <text:p text:style-name="P91"/>
      <text:p text:style-name="P71"><text:soft-page-break/></text:p>
      <text:p text:style-name="P92">246 – إسنادة منقطع</text:p>
      <text:p text:style-name="P93">أخرجه أحمد (481) (482) والأخري في الشريعة 1427 من طرق عن الأوزاعي عن محمد بن عبدالملك بن مروان عن المغيرة بن شعبة عن عثمان بن عفان مرفوعًا وفيه محمد بن عبدالملك بن مروان لم يسمع من المغيرة بن شعبه فروايته مرسلة كما أشار ولاحفظ ابن حجر في تعجيل المنفعة</text:p>
      <text:p text:style-name="P93">وأورده الهيثمي في محمع الزوائد وقال روايه احمد ورجاله ثقات إلا أن محمد بن عبدالملك بن مروان لم أحد له سماعًا من المغيرة.</text:p>
      <text:p text:style-name="P93">وفيه الوليد بن مسلم كثير تدليس التسوية لم يثرح بالسماع في كل طبقات الإسناد </text:p>
      <text:p text:style-name="P93"/>
      <text:p text:style-name="P94">247 – إسناده ضعيف </text:p>
      <text:p text:style-name="P95">فيه علي بن زيد وهو ضعيف </text:p>
      <text:p text:style-name="P95">وله شواهد من حديث بن صيفي الغفاري رضي الله عنه مرفوعًا، كما عند الترمذي (2203) وابن ماجه (3960) وأحمد (27200) و (27201) وغيرهم وفيه عديسه بن اهبان وهي ضعيفة مقبولة <text:s/>- لينه الحديص إلا إذا توبعت</text:p>
      <text:p text:style-name="P95">وحديص ابن عباس – رضي الله عنهما – مرفوعًا كما عند الطبراني في المعجم الكبير (12968) وفيه ثواب بن عتبه وهو مقبول <text:s/>= لين الحديث إلا إذا توبع </text:p>
      <text:p text:style-name="P96">(وكل هذه الأسانيد لاتخلو من ضعف) </text:p>
      <text:p text:style-name="P97"/>
      <text:p text:style-name="P98"><text:span text:style-name="T2">248 – إسناده ضعيف / صحيح (لغيرة / لشواهدة</text:span>)</text:p>
      <text:p text:style-name="P98">أخرجه احمد (18439) عن يونس (15753) من علي بن زيد (وهو ضعيف) والحاكم في المستدرك (6263) عن مبارك بن فضالة (وهو صدوق يدلس ويسوي) ثلاثته م(يونس وعلي بن زيد ومبارك بن فضاله) عن الحسن( وهو ثفة كثير الإرسال والتدليس) عن النعمان بن بشير مرفوعًا زادا علي بن يزيد ومبارك بن فضاله قيس بن الهيثم (والحسن لم يسمع من النعمان بن بشير – رضي الله عنه ) </text:p>
      <text:p text:style-name="P98">وأخرجه الطياليسي (803) قال حدثنا قيس عن حابر الجعفي (وهو ضعيف) عن أبي عازب (وهو مجهور مستور ) عن النعمان بن بشير مرفوعًا </text:p>
      <text:p text:style-name="P98">وله شواهد من حديص أبي هريرة مرفوعًا كما عند مسلم (11<text:span text:style-name="T32">8) والترمذي (2195) قال هذا حديص حسن ثحي </text:span></text:p>
      <text:p text:style-name="P99">وحديص أبي موسي الأشعري مرفوعًا كما عند أبي داود (4259) وابن ماجه (3961) وغيرهم وفيه عبدالرحمن بن مروان وهو لين الحديص </text:p>
      <text:p text:style-name="P99">وحديص أبي أمامة مرفوعًا <text:s/>كما عند ابن ماجه (3954) والدارمي (350) وفيه علي بن يزيد قال ابن معين: علي بن يزيد عن القاسم عن أبي أمامة هي ضعاف كلها، وقال البخاري وغيره في علي بن يزيد منكر الحديث </text:p>
      <text:p text:style-name="P99">وديص أنس بن مالك مرفوعًا كما عند الترمذي (344) وفيه سعيد بن سنان وهو ضعيف ويزيد بن أبي حبيب ثقة يرسل </text:p>
      <text:p text:style-name="P99">وحديث بن عمر مرفوعًا كما عند الحاكم (8354) والطبراني في مسند الشاميين (1959) وفيه عبدالله بن صالح وهو ضعيف ومحمد بن أيوب بن عافية وهو مجهول</text:p>
      <text:p text:style-name="P99">وحديص ابن مسعود مرفوعًا كما عند نعيم بن حماد في الفتن (14) وفيه يحيي بن أبي كثير ثقة ثبت يدلس ويرسل وفد عن عن في الإسناد ولم يسمع من ابن مسعود – رضي الله عنه – فروايته عنه مرسلة </text:p>
      <text:p text:style-name="P99"/>
      <text:p text:style-name="P100">249 – صحيح </text:p>
      <text:p text:style-name="P99">أخرجه مسلم (2295) والنسائي في السنن الكبري (11572) واحمد (26546) وأبو عوانة (10126) وابن أبي شيبة (37179) وغيرهم من طرق عن عبدالله بن رافق مولي ام سلمة عن أم سلمة رضي الله عنها مرفوعًا </text:p>
      <text:p text:style-name="P99">وله شواهد من حديص أبي هريرة مرفوعًا كما عند أحمد (7993) وغيره </text:p>
      <text:p text:style-name="P99"/>
      <text:p text:style-name="P100">250 – إسناده ضعيف</text:p>
      <text:p text:style-name="P99"><text:s/>أ<text:span text:style-name="T33">خ</text:span>رجه أحمد (1477/ 1559) وأبو يعلي الموثلي (731) من طرق عن أسامة بن زيد عن محمد بن عبدالرحمن بن أبي لبيبة (وهو ضعيف) عن سعد بن مالك مرفوعًا به وفيه محمد بن عبدالرحمن بن أبي لبيبة ليس حديثة بشئ ضعفة الدارقطني وابن معين </text:p>
      <text:p text:style-name="P101">وسعدد بن مالك هو <text:span text:style-name="T34">س</text:span>عد بن أبي وقاص)</text:p>
      <text:p text:style-name="P99">والمعافي بن عمران في الزهد (60) والشاشي في مسنده (183) وابن حبان (809) وعبد بن حميد (137) وغيرهم </text:p>
      <text:p text:style-name="P99">والجمله الأولي <text:span text:style-name="T35">من</text:span>ه شاهد عن الحسن مرسلًا عند وك<text:span text:style-name="T35">ي</text:span>ع في الزهد (15) بلفظ "خير الرزق الكفاف"<text:span text:style-name="T35">،</text:span> وعن زياد بن جبير مرسلًا أيضا عن أحمد (56) في الزهد<text:span text:style-name="T35">،</text:span> كما في الجمع الصعير للسيوطي (4409) </text:p>
      <text:p text:style-name="P99"><text:soft-page-break/></text:p>
      <text:p text:style-name="P102">251 – صحيح</text:p>
      <text:p text:style-name="P103">أخرجه مسلم (2779) وأحمد (18313) والطياليس (283) من طرق عن قتادة عن أبي نضرة عن قيس بن عباد عن عمار بن ياسر – رضي الله عنه – مرفوعًا </text:p>
      <text:p text:style-name="P103">وله شاهد من حديص حذيفة – رضي الله عنه – مرفوعًا كما عند مسلم (2779) وأحمد (23319) </text:p>
      <text:p text:style-name="P103"/>
      <text:p text:style-name="P102">252 – إسناده ضعيف </text:p>
      <text:p text:style-name="P103">أخرجه أبو داود (4530/4666) وأحمد (1207) ونعيم من حماد في الفتن (174) من طرق عن الحسن عن قيس بن عباد عن رجل من بني بشكر عن علي بن أبي طالب مرفوعًا </text:p>
      <text:p text:style-name="P103">وفيه الحسن كثير الإرسال ويدلس ولم يصرح بالتحديص وفيه رجل مبهم محهول </text:p>
      <text:p text:style-name="P103">وله شاهد من حديث عبدالله بن عمرو بن العاص مرفوعًا وفيه هشيم وهو ثقة ثبت كثير التدليس والإرسال الخفي ولم يصر<text:span text:style-name="T36">ح </text:span><text:s/>بالتحدي<text:span text:style-name="T36">ث</text:span> عن يحيي بن سعيد </text:p>
      <text:p text:style-name="P103"/>
      <text:p text:style-name="P104">253 – إسناده ضعيف </text:p>
      <text:p text:style-name="P105">أخرجه أحمد (19288/ 19315) وابن أبي شيبة (1198) والحاكم (1419) وغيرهم <text:s/>من طرق عن معمر بن كيام عن الحجاج مولي بني ثعلبة عن قطبة بن مالك (عم وياد بن علاقة) مرفوعُا وفيه الحجاج مولي بني ثعلبة وهو مجهول </text:p>
      <text:p text:style-name="P105"/>
      <text:p text:style-name="P104">254 – صحيح </text:p>
      <text:p text:style-name="P105">أخرجه البخاري (3677/ 3685) ومسلم (2389) والنسائي في الطبري (8061) وابن ماجه (98) وأ؛مد (798) والبزار (453) من طرق عن عمر بن سعيد بن أبي حسين عن ابن أبي مليكة عن أبن عباس عن علي بن أبي طالب – رضي الله عنهم – مرفوعًا </text:p>
      <text:p text:style-name="P105"/>
      <text:p text:style-name="P104">255- إسناده صحيح </text:p>
      <text:p text:style-name="P105">أخرجه أ؛مد (16600, 23110, 23165) والنسائي في الكبري (22083, 3447) من طرق عن أبي عمران الحوني عن جندب عن فلات مرفوعًا به </text:p>
      <text:p text:style-name="P105"/>
      <text:p text:style-name="P104">256 – إسناده صحيح </text:p>
      <text:p text:style-name="P105">أخرجه الطبراني في الأوسط (8148) من طريق أبي حعفر (عيس بن هامان) عن ليث بن أبي سليم عن منذر الثوري عن محمد بن الحنفية عن أبي هريرة مرفوعًا </text:p>
      <text:p text:style-name="P105">وفيه عيسي بن هامان وهو ضعيف ليث بن أبي سليم هو ضعيف </text:p>
      <text:p text:style-name="P105">[لم يور هذا الحديث عن محمد بن الحنفية إلا منذر ولا عن منذر إلا ليث ولا عن ليث إلا جعفر ولا من جعفر إلا حكام تفرد به إيحاق بن راهوية]</text:p>
      <text:p text:style-name="P105"/>
      <text:p text:style-name="P104">257 – صحيح لطرقة </text:p>
      <text:p text:style-name="P105">أ<text:span text:style-name="T33">ح</text:span>رجه البخاري معلقًا (480) عن عاصم بن علي عن عاصم بن محمد عن واقد عن أبيه عن عبدالله بن عمرو بن العاص مرفوعًا </text:p>
      <text:p text:style-name="P105">وأبو داود (4343) والنسائي في الكبري (9962) وأحمد (9987) من طرق عن يونس بن أبي إسحاق عن هلال بن خباب عن عكرمة مولي ابن عباس عن عبدالله بن عمرو بن العاص مرفوعًا </text:p>
      <text:p text:style-name="P105">وفيه هلال بن حباب نص العلماء علي اختلاطه وتغيره، يحي القطان والحاكم والساجي والعقيلي وابن حبان .</text:p>
      <text:p text:style-name="P105">وذكره ابن حبان في الضعفاء وقال: اختلط في أخر عمره كان يحدث بالشئ علي التوهم لايحوز الإحتجاج به إذا انفرد . </text:p>
      <text:p text:style-name="P105">ونفي عنه ابن مفين التغير والإختلاط في اخر عمره [لا ما اختلط ولا تغير]</text:p>
      <text:p text:style-name="P105">وأخرجه أبو داود (4342) وابن ماجه (395) من طرق عن عبدالعزيزي بن أبي حازم عن أبيه عن عمارة بن عمرو بن حزم عن عبدالله بن عمرو به </text:p>
      <text:p text:style-name="P105">وأخرجه أحمد (6508) عن إسناعيل عن يونس عن الحسن به </text:p>
      <text:p text:style-name="P105">وأخرجه أحمد (7049) عن حسين بن محمد عن محمد بن مطرف عن أبي حازم عن عمرو بن شعيب عن أبيه عن جده مرفوعًا .</text:p>
      <text:p text:style-name="P106">258 – صحيح لغيره بلفظ أخر</text:p>
      <text:p text:style-name="P107"><text:soft-page-break/>أخرجه البخاري (893) والنسائي في الكبري (9128) وابن حبان (4490) وغيرهم من طرق عن الزهري عن سالم بن عبدالله عن ابن عمر مرفوعًا بلفظ " كلكم راع وكلكم مشئول عن رعيته..” </text:p>
      <text:p text:style-name="P107">وأخرجده مسلم (1829) والترمذي (1705) وأحمد (4495) وغيهرم من طرق عن نافع عن ابن عمر مرفوعًا بنفس لفظ البخاري </text:p>
      <text:p text:style-name="P107">وأخرجه أبو داود (2928 9 وأحمد (5901) من طرق عن عبدالله بن دينار عن ابن عمر مرفوعًا </text:p>
      <text:p text:style-name="P107"/>
      <text:p text:style-name="P106">259 – إنساده ضعيف </text:p>
      <text:p text:style-name="P107">أخرجه أحمد (23307/ 23335) والطياليس (417) وابن أبي شيبة (37143) وغيرهم من طرق عن منصور بن زيعي بن حراش عن رجل عن حذيفة بن اليمان مرفوعًا وفيه رجل مبهم أو راو مبهم.</text:p>
      <text:p text:style-name="P107">وأخرجه نعيم بن حماد في الفتن (350) والدولابي في الكمي والأسماء (426) والحاكم (8374) مرفوفًا </text:p>
      <text:p text:style-name="P107">فاختلف عن منثور </text:p>
      <text:p text:style-name="P107">فرواه شعبة وشيبان بالرفع </text:p>
      <text:p text:style-name="P107">رواه ابن عيينه بالوقف والصواب الأول</text:p>
      <text:p text:style-name="P106"/>
      <text:p text:style-name="P106">260 – صحيح لطرقه</text:p>
      <text:p text:style-name="P107">أخرجه البخاري (7062) ومسلم (2672) والترمذي (2200) وابن ماجه (4050) وأحمد (3695) وغيهرم من طرق عن الأعمش عن شقيق بن سلمة عن ابن مسعود وأبي موسي الأشعري مرفوعًا </text:p>
      <text:p text:style-name="P107">وأخرجه ابن ماجه (3959) والبخاري معلقًا عن الحسن عن أسيد بن المتشمش عن أ[ي موسي الأشعري مرفوعًا </text:p>
      <text:p text:style-name="P107">وأخرجه نعيم بن حماد في الفتن موقوفًا والمحفوظ هو المرفوع</text:p>
      <text:p text:style-name="P107"/>
      <text:p text:style-name="P106">261 – صحيح </text:p>
      <text:p text:style-name="P107">أخرجه البخاري (19, 7088, 3600) وأبو داود (4267) وملك (16) واحمد(113919 من طرق عن عبدالحرمن بن عبدالله بن أبي صعصعة عن أبيه عن أبي سعيد الخدري مرفوعًا </text:p>
      <text:p text:style-name="P107">وأخرجه ابن ماجه (3980) وأحمد (11254) والحميدي (750) وابن أبي شيبة (37116) وابن حبان (5955) من طرق عن عبدالله بن عبدالرحمن بن أبي صعصعة به </text:p>
      <text:p text:style-name="P107">قال المزي: في اسمه خلاف فرواه ابن عييينة ويحيي بن سعيد عن عبدالله بن عبدالرحمن, ورواه عبدالعزيز الماحشون ومالك في الشهور هنه عن عبدالرحمن بن عبدالله </text:p>
      <text:p text:style-name="P107">قال ابن الميني: وهم ابن عيينة في نسبة حيص قال عبدالله بن عبدالرحمن </text:p>
      <text:p text:style-name="P107">وقال الشافعي: يشبه أن يكون مالك حفظة</text:p>
      <text:p text:style-name="P107">وقال الدارقطني: لم يختلف علي مالك في تسمية عبدالرحمن بن عبدالله </text:p>
      <text:p text:style-name="P108">(تهذيب الكمال 2/523) </text:p>
      <text:p text:style-name="P108"/>
      <text:p text:style-name="P109">262 – إسناده ضعيف </text:p>
      <text:p text:style-name="P110">أخرجه أبو داود (4258) وأحمد (4287) وابن أبي شيبة (37429) والبزار (144) وغيرهم من طرق عن عمرو بن وابصة عن الأسدي عن وابصة الأسدي عن ابن مسعود مرفوعًا وفيه عمرو بن وابصة وهو مجهول </text:p>
      <text:p text:style-name="P110">وله شواهد لبعض فقراته عن أبي هريرة مرفوعًا كما عند البخارى (3601/ 7082) ومسلم (2886) وغيرهم </text:p>
      <text:p text:style-name="P110">وعن حذيفة بن اليمان مرفوعًا كما عند مسلم 7365, وأحمد (23291) وعن سعد بن أبي وقاص مرفوعًا كما عند الترمذى (2194) </text:p>
      <text:p text:style-name="P110"/>
      <text:p text:style-name="P109">263 – صحيح لغيره</text:p>
      <text:p text:style-name="P110">أخرجه البخارى (6288) ومسلم (2183) وأحمد (6085) ومالك (14) وغيرهم من طرق عن نافع عن ابن عمر مرفوعًا </text:p>
      <text:p text:style-name="P110">وله شواهد من حديث انب مسعود مرفوعًا كما عند البخاري (6290) ومسلم (2184) وأبي داود (4851) والترمذي (2825) وابن ماجه (<text:span text:style-name="T37">3775</text:span>) وغيرهم </text:p>
      <text:p text:style-name="P110">وحديص ابن عباس مرفوعًا كما عند الطراني في المعجم الأوسط (4988) تفرد به ابن المبارك وفيه الحسن بن جبير أو كثير وهو ضعيف</text:p>
      <text:p text:style-name="P110"/>
      <text:p text:style-name="P111">264 – صحيح </text:p>
      <text:p text:style-name="P112"><text:soft-page-break/>أخرجه البخارى (7257/ 4340) ومسلم (1840) وأبو داود (2625) النسائي (4205) وأ؛مد (622) وغيهرم من طرق عن سعد بن عبيدة عن أبي الرحمن السلمى عن علي بن أبي طالب مرفوعًا </text:p>
      <text:p text:style-name="P112">وله شواهد من حديث ابن عمر مرفوعًا كما عند البخاري (2955/ 7144) ومسلم (1839) والترمذي (1707) وغيرهم </text:p>
      <text:p text:style-name="P112">وحديث أبي سعيد الخدري مرفوعًا كما هن ابن ماحه (2863) </text:p>
      <text:p text:style-name="P112">وحديص عمران بن حثين مرفوعًا كما هند أحمد (19824) وابن أبي شيبة (33715) وغيرهم </text:p>
      <text:p text:style-name="P112">وحديث عبادة بن الصامت مرفوعًا كما عند أحمد (22786) وفيهي يحيي بن سليم وهو ضعيف وإسماعيل بن عبيد بن رفاعة وهو ضعيف </text:p>
      <text:p text:style-name="P112"/>
      <text:p text:style-name="P111">265 – صحيح لشواهده / صحيح لغيره </text:p>
      <text:p text:style-name="P112">أخرجه أحمد (11192/ <text:span text:style-name="T38">11873) وأوب يعلي (1187) من طرق عنقتادة عن سليمان بن أبي سليمان عن أبي سعيد الخدري مرفوعًا وفيه سليمان وهوة مجهول ولم يسمع من أبي سعيد الخدري رضي الله عنه </text:span></text:p>
      <text:p text:style-name="P113">وله شواهد عن حديفة بن اليمان مرفوعًا كما عند أحمد (23260) وابن أبي عاصم في السنة (759) وغيرهم وعن خباب بن الأرت مرفوعًا كما عند أحمد (27218) </text:p>
      <text:p text:style-name="P113">وعن ابن عمر مرفوعًا كما عند أحمد (5702) وفيه إبراهم بن قعيس وهو ضعيف </text:p>
      <text:p text:style-name="P113">وعن النعمان بن بشير مرفوعًا كما عند أحمد (18353) وفيه رجل مبهم رجل من الأنصار من آل النعمان بن بشير </text:p>
      <text:p text:style-name="P113">وعن كعب بن عجرة مرفوعًا كما عند الترمذي (614) وفيه غالب أبو بشر وهو ضعيف </text:p>
      <text:p text:style-name="P113">وعن جابر بن عبدالله مرفوعًا كما عند أ؛مد (15284) وفيه غالب أبو بشر وهو ضعيف </text:p>
      <text:p text:style-name="P113">وعن جابر بن عبدالله مرفوعًا كما عند أحمد (15284) وفيه عبدالله بن عثمان بن خثيم وهو ضعيف وعبدالرحمن بن سابط ثقة كثير الإرسال لم يسمع من جابر – رضي الله عنه -</text:p>
      <text:p text:style-name="P113"/>
      <text:p text:style-name="P113"><text:s text:c="2"/></text:p>
      <text:p text:style-name="P114">266 –صحيح </text:p>
      <text:p text:style-name="P115"><text:s/>أخرجه البخاري (2071) ومسلم (142) وأ؛مد (20291/ 20315) وغيهرم من طرق عن الحسن بن مقعل بن المزني – رضي الله عنه مرفوعًا </text:p>
      <text:p text:style-name="P115">وأخرجه مسلم (142) وأبو عواهنة (89) وغيرهم من طرق عن معاذ بن هشام عن أبيه عن قتادة عن أبي المليخ عن معقل بن يسار الموني مرف وعًا </text:p>
      <text:p text:style-name="P115">وأخرجه أحمد (20291) وابن أبي شيبة (32555) من طرق عن إسماعيل بن أبي خالد عن إسماعيل الأودي (وهو ضعيف عن أبنه معقل بن يسار عن معقل بن يسار مرفوعًا </text:p>
      <text:p text:style-name="P115"/>
      <text:p text:style-name="P114">267 – صحيح لشواهدة </text:p>
      <text:p text:style-name="P115">أ<text:span text:style-name="T39">خ</text:span>رجه الترمذي (1329) وأحمد (1174) وابن الجعده (2035/ 2036) من طرق عن المفضيل بن مرزوق عن عطية العوفي عن أبي سيعد الخدري مرفوعًا وفيه الفضي بن مرزوق وهو ضعيف / وعطية العوفي ضعيفف يدلس </text:p>
      <text:p text:style-name="P115">وله شواهد من حديث ابن مسعود مرفوعًا كما عند أحمد 3868) بلفظ</text:p>
      <text:p text:style-name="P115">وحديث أبي هريرة مرفوعًا كما عند النسائي (2576/2595) بلفظ </text:p>
      <text:p text:style-name="P115"/>
      <text:p text:style-name="P114">268 -صحيح</text:p>
      <text:p text:style-name="P115">أخرجه البخاري (7148) والنسائي (4211) وأحمد (9791) وغيرهم من طرق عن ابن أبي ذئب عن سعيد المقبري عن أبي هريرة مرفوعًا </text:p>
      <text:p text:style-name="P115">,اخرجه البخاري تعليقًا (7148) والنسائي في الكبري (5897) من طرق عن عبدالله بن خمران عن عبدالحميد بن جعفر عن سعيد المقبري عن عمرو بن الحكم عن أبي هريرة مرفوعًا </text:p>
      <text:p text:style-name="P115">وله شواهد من حديص أبي ذر مرفوعصا كما عند مسلم (19215) وغيره </text:p>
      <text:p text:style-name="P115"/>
      <text:p text:style-name="P116">269 – إسناده ضعيف</text:p>
      <text:p text:style-name="P117">أخرجه البخاري في التاريخ الكبير (29) والطبراني في الوسط (4067) والبغوي في شرح السنة (4103) من طرق عن ابن المبارك عن جهم عن أوس عن عبدالله بن أ[ي مريم عن أبي هريرة مرفوعًا وفيه جهم بن أوس وهو ضعيف وعبدالله بن أبي مريم وهو مقبول [لين الحديث إلا إذا توبع]</text:p>
      <text:p text:style-name="P118"><text:soft-page-break/>وأخرجه البخاري معلقا كما في التاريخ الكبير (4063) وابن أبي حاتم في الجرح والتعديل (2376) من طرق عن زياد بن ثوبان (بضعة) عن أبي هريرة مرفوعًا وفيه زياد بن ثوابان وهو مجهول </text:p>
      <text:p text:style-name="P118">وله شاهد من حديص عائشة رضي الله عنها كما عند العقيلي في الضعفاء الكبير (126/2) (608) وفيه سليمان بن داود القرشي وهو مجهول </text:p>
      <text:p text:style-name="P118"/>
      <text:p text:style-name="P119">270- صحيح بلفظ أخر </text:p>
      <text:p text:style-name="P118">أخرجه أبو داود (4941) والترمذي (1924) وأ؛مد (6494) وابن أبي شيبة (25355) والحميدي (602) وغيهرم من طرق عن سفيان بن عيينة عن عمرو بن دينار عن قابوس مولي عبدالله بن عمرو بن العاص عن عبدالله بن عمرو بن العاص مرفوعًا وفيه أبو قامبوس وهو ضعيف</text:p>
      <text:p text:style-name="P118">وأخرجه البخاري (6013/5997)ومسلم (2318) </text:p>
      <text:p text:style-name="P118">وله شواهد من حديص جرير بن عدبالله مرفوعًا كما عند البخاري ومسلم (2318) بلفظ [من لايرحم لايُرحم]</text:p>
      <text:p text:style-name="P118">وحديص أسماه بن زيد مرفوعًا كما عند البخاري (284) ومسلم (923) بلفظ [هذه رحمه جعلها الله في قلوب عباده / وإنما يرحم الله من عباده الرحماء]</text:p>
      <text:p text:style-name="P118"/>
      <text:p text:style-name="P119">271- صحيح </text:p>
      <text:p text:style-name="P118">أخرجه البخاي (2935) وفي الأدب المفرد (311) من طرق ن أيوب عن أبن أبي مليكة عن عائشة رضي الله عنا مرفوعًا </text:p>
      <text:p text:style-name="P118">وأخرجه البخاري (6927) ومسلم (2165) ولاترمذي (2701) وابن ماجه (3689) وأحمد (2409) وغيهرم من طرق عن الزهري عن عروة عن عائشة رضي الله عنها مرفوعًا </text:p>
      <text:p text:style-name="P118"/>
      <text:p text:style-name="P119">272 – صحيح </text:p>
      <text:p text:style-name="P118">أخرجه النسائي (4201) وأ؛مد (7239/ 7887) وغيهرم من طرق عن الزهري عن أبي سلمة بن عبدالرحمن عن أبي هريرة مرفوعًا </text:p>
      <text:p text:style-name="P118">,اخرجه الترمذي (2369) والبخاي في الأدب المفرد 256) من طرق عن اوس بن إياس من شيبان أبي معاوية عن عبدالملك بن عمير عن أبي سلمة بن عبدالرحمن عن أبي هريرة مرفوعًا </text:p>
      <text:p text:style-name="P118">وله شواهد من حديص أبي سعيد الخدري وأبي أيوب مرفوعًا كما عند البخاري (6611/ 7198) <text:s/>ومعلقا [ <text:s text:c="2"/>] والنسائي (4202/ 4203) وأحمد (11342/ 11834) </text:p>
      <text:p text:style-name="P118"><text:tab/><text:tab/><text:tab/><text:tab/><text:tab/><text:tab/><text:span text:style-name="T40">الحمدلله الذي بنعمتة تتم الصــــــــــالحات</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Liberation Mono" fo:font-family="'Liberation Mono'" style:font-family-generic="modern" style:font-pitch="fixed" fo:font-size="12pt" fo:letter-spacing="normal" fo:font-weight="normal" officeooo:rsid="00c4d39e" style:font-name-asian="Liberation Mono" style:font-family-asian="'Liberation Mono'" style:font-family-generic-asian="modern" style:font-pitch-asian="fixed" style:font-size-asian="12pt" style:font-weight-asian="normal" style:font-name-complex="Tajawal ExtraLight" style:font-family-complex="'Tajawal ExtraLight'" style:font-pitch-complex="variable" style:font-size-complex="12pt" style:font-style-complex="normal" style:font-weight-complex="norma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1-25T19:15:34.206819176</dc:date>
    <meta:editing-duration>P1DT2H42M12S</meta:editing-duration>
    <meta:editing-cycles>140</meta:editing-cycles>
    <meta:generator>LibreOffice/24.8.2.1$Linux_X86_64 LibreOffice_project/480$Build-1</meta:generator>
    <meta:document-statistic meta:table-count="0" meta:image-count="0" meta:object-count="0" meta:page-count="29" meta:paragraph-count="735" meta:word-count="12927" meta:character-count="67637" meta:non-whitespace-character-count="54645"/>
  </office:meta>
</office:document-meta>
</file>